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ucida Grande" svg:font-family="'Lucida Grande', Verdana, Lucida, Helvetica, Arial, sans-serif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Abyssinica SIL" svg:font-family="'Abyssinica SIL'" style:font-pitch="variable"/>
    <style:font-face style:name="Chandas" svg:font-family="Chandas" style:font-pitch="variable"/>
    <style:font-face style:name="Gargi" svg:font-family="Gargi" style:font-pitch="variable"/>
    <style:font-face style:name="Bitstream Charter" svg:font-family="'Bitstream Charter'" style:font-family-generic="roman" style:font-pitch="variable"/>
    <style:font-face style:name="Cambria Math" svg:font-family="'Cambria Math'" style:font-family-generic="roman" style:font-pitch="variable"/>
    <style:font-face style:name="Century Schoolbook L" svg:font-family="'Century Schoolbook L'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a1" style:family="table" style:master-page-name="MP0">
      <style:table-properties style:width="16.889cm" fo:margin-left="-0.217cm" style:page-number="auto" table:align="left"/>
    </style:style>
    <style:style style:name="Tabela1.A" style:family="table-column">
      <style:table-column-properties style:column-width="6.951cm"/>
    </style:style>
    <style:style style:name="Tabela1.B" style:family="table-column">
      <style:table-column-properties style:column-width="9.938cm"/>
    </style:style>
    <style:style style:name="Tabela1.1" style:family="table-row">
      <style:table-row-properties style:row-height="3cm" style:use-optimal-row-height="false"/>
    </style:style>
    <style:style style:name="Tabela1.A1" style:family="table-cell">
      <style:table-cell-properties style:vertical-align="middle" fo:padding-left="0.191cm" fo:padding-right="0.191cm" fo:padding-top="0cm" fo:padding-bottom="0cm" fo:border-left="1pt solid #000000" fo:border-right="1pt solid #000000" fo:border-top="1pt solid #000000" fo:border-bottom="0.5pt solid #000000" style:writing-mode="lr-tb"/>
    </style:style>
    <style:style style:name="Tabela1.2" style:family="table-row">
      <style:table-row-properties style:row-height="1.3cm" style:use-optimal-row-height="false"/>
    </style:style>
    <style:style style:name="Tabela1.A2" style:family="table-cell">
      <style:table-cell-properties style:vertical-align="middle" fo:padding-left="0.191cm" fo:padding-right="0.191cm" fo:padding-top="0cm" fo:padding-bottom="0cm" fo:border-left="1pt solid #000000" fo:border-right="none" fo:border-top="0.5pt solid #000000" fo:border-bottom="0.5pt solid #000000" style:writing-mode="lr-tb"/>
    </style:style>
    <style:style style:name="Tabela1.B2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Tabela1.3" style:family="table-row">
      <style:table-row-properties style:row-height="1.224cm" style:use-optimal-row-height="false"/>
    </style:style>
    <style:style style:name="Tabela1.4" style:family="table-row">
      <style:table-row-properties style:row-height="1.284cm" style:use-optimal-row-height="false"/>
    </style:style>
    <style:style style:name="Tabela1.A4" style:family="table-cell">
      <style:table-cell-properties fo:padding-left="0.191cm" fo:padding-right="0.191cm" fo:padding-top="0cm" fo:padding-bottom="0cm" fo:border-left="1pt solid #000000" fo:border-right="1pt solid #000000" fo:border-top="0.5pt solid #000000" fo:border-bottom="0.5pt solid #000000" style:writing-mode="lr-tb"/>
    </style:style>
    <style:style style:name="Tabela1.A5" style:family="table-cell">
      <style:table-cell-properties style:vertical-align="middle" fo:padding-left="0.191cm" fo:padding-right="0.191cm" fo:padding-top="0cm" fo:padding-bottom="0cm" fo:border-left="1pt solid #000000" fo:border-right="none" fo:border-top="0.5pt solid #000000" fo:border-bottom="none" style:writing-mode="lr-tb"/>
    </style:style>
    <style:style style:name="Tabela1.B5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0.5pt solid #000000" fo:border-bottom="none" style:writing-mode="lr-tb"/>
    </style:style>
    <style:style style:name="Tabela1.6" style:family="table-row">
      <style:table-row-properties style:row-height="1.064cm" style:use-optimal-row-height="false"/>
    </style:style>
    <style:style style:name="Tabela1.A6" style:family="table-cell">
      <style:table-cell-properties style:vertical-align="middle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ela1.B6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none" fo:border-bottom="1pt solid #000000" style:writing-mode="lr-tb"/>
    </style:style>
    <style:style style:name="Tabela2" style:family="table">
      <style:table-properties style:width="16.002cm" table:align="margins"/>
    </style:style>
    <style:style style:name="Tabela2.A" style:family="table-column">
      <style:table-column-properties style:column-width="4.103cm" style:rel-column-width="2326*"/>
    </style:style>
    <style:style style:name="Tabela2.B" style:family="table-column">
      <style:table-column-properties style:column-width="11.899cm" style:rel-column-width="6746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6.002cm" table:align="margins"/>
    </style:style>
    <style:style style:name="Tabela3.A" style:family="table-column">
      <style:table-column-properties style:column-width="4.103cm" style:rel-column-width="2326*"/>
    </style:style>
    <style:style style:name="Tabela3.B" style:family="table-column">
      <style:table-column-properties style:column-width="11.899cm" style:rel-column-width="6746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6.002cm" table:align="margins"/>
    </style:style>
    <style:style style:name="Tabela4.A" style:family="table-column">
      <style:table-column-properties style:column-width="4.103cm" style:rel-column-width="2326*"/>
    </style:style>
    <style:style style:name="Tabela4.B" style:family="table-column">
      <style:table-column-properties style:column-width="11.899cm" style:rel-column-width="6746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6.002cm" table:align="margins"/>
    </style:style>
    <style:style style:name="Tabela5.A" style:family="table-column">
      <style:table-column-properties style:column-width="4.103cm" style:rel-column-width="2326*"/>
    </style:style>
    <style:style style:name="Tabela5.B" style:family="table-column">
      <style:table-column-properties style:column-width="11.899cm" style:rel-column-width="6746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6.002cm" table:align="margins"/>
    </style:style>
    <style:style style:name="Tabela6.A" style:family="table-column">
      <style:table-column-properties style:column-width="4.103cm" style:rel-column-width="2326*"/>
    </style:style>
    <style:style style:name="Tabela6.B" style:family="table-column">
      <style:table-column-properties style:column-width="11.899cm" style:rel-column-width="6746*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6.002cm" table:align="margins"/>
    </style:style>
    <style:style style:name="Tabela7.A" style:family="table-column">
      <style:table-column-properties style:column-width="4.103cm" style:rel-column-width="2326*"/>
    </style:style>
    <style:style style:name="Tabela7.B" style:family="table-column">
      <style:table-column-properties style:column-width="11.899cm" style:rel-column-width="6746*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6.002cm" table:align="margins"/>
    </style:style>
    <style:style style:name="Tabela8.A" style:family="table-column">
      <style:table-column-properties style:column-width="4.103cm" style:rel-column-width="2326*"/>
    </style:style>
    <style:style style:name="Tabela8.B" style:family="table-column">
      <style:table-column-properties style:column-width="11.899cm" style:rel-column-width="6746*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6.002cm" table:align="margins"/>
    </style:style>
    <style:style style:name="Tabela9.A" style:family="table-column">
      <style:table-column-properties style:column-width="6.094cm" style:rel-column-width="3455*"/>
    </style:style>
    <style:style style:name="Tabela9.B" style:family="table-column">
      <style:table-column-properties style:column-width="9.908cm" style:rel-column-width="5617*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B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.212cm" fo:margin-bottom="0.212cm" loext:contextual-spacing="false" fo:text-align="center" style:justify-single-word="false" fo:break-before="page"/>
    </style:style>
    <style:style style:name="P2" style:family="paragraph" style:parent-style-name="Standard">
      <style:paragraph-properties fo:margin-top="0.212cm" fo:margin-bottom="0.212cm" loext:contextual-spacing="false"/>
    </style:style>
    <style:style style:name="P3" style:family="paragraph" style:parent-style-name="Akapit_20_z_20_listą">
      <style:paragraph-properties fo:margin-left="0cm" fo:margin-right="0cm" fo:margin-top="0.212cm" fo:margin-bottom="0.212cm" loext:contextual-spacing="false" fo:text-align="center" style:justify-single-word="false" fo:text-indent="0cm" style:auto-text-indent="false">
        <style:tab-stops/>
      </style:paragraph-properties>
    </style:style>
    <style:style style:name="P4" style:family="paragraph" style:parent-style-name="Standard">
      <style:paragraph-properties fo:margin-top="0.212cm" fo:margin-bottom="0.212cm" loext:contextual-spacing="false" fo:text-align="center" style:justify-single-word="false"/>
      <style:text-properties style:font-name="Liberation Serif" fo:font-size="14pt" style:font-size-asian="14pt" style:font-name-complex="Times New Roman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10pt" style:font-size-asian="10pt" style:font-name-complex="Times New Roman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20pt" fo:font-weight="bold" style:font-size-asian="20pt" style:font-weight-asian="bold" style:font-name-complex="Times New Roman" style:font-size-complex="20pt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4pt" fo:font-weight="bold" style:font-size-asian="14pt" style:font-weight-asian="bold" style:font-name-complex="Times New Roman" style:font-size-complex="14pt"/>
    </style:style>
    <style:style style:name="P8" style:family="paragraph" style:parent-style-name="Standard">
      <style:text-properties style:font-name="Liberation Serif" fo:font-size="11pt" fo:font-weight="bold" officeooo:rsid="000ccc3f" officeooo:paragraph-rsid="000f8d8b" style:font-size-asian="9.60000038146973pt" style:font-weight-asian="bold" style:font-size-complex="11pt" style:font-weight-complex="bold"/>
    </style:style>
    <style:style style:name="P9" style:family="paragraph" style:parent-style-name="Standard">
      <style:text-properties style:font-name="Liberation Serif" fo:font-size="11pt" fo:font-weight="bold" officeooo:rsid="000f8d8b" officeooo:paragraph-rsid="000f8d8b" style:font-size-asian="9.60000038146973pt" style:font-weight-asian="bold" style:font-size-complex="11pt" style:font-weight-complex="bold"/>
    </style:style>
    <style:style style:name="P10" style:family="paragraph" style:parent-style-name="Standard">
      <style:text-properties style:font-name="Liberation Serif" fo:font-size="11pt" fo:font-weight="bold" officeooo:rsid="0011ae73" officeooo:paragraph-rsid="0011ae73" style:font-size-asian="9.60000038146973pt" style:font-weight-asian="bold" style:font-size-complex="11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1pt" fo:font-weight="normal" officeooo:rsid="000f8d8b" officeooo:paragraph-rsid="00116030" style:font-size-asian="9.60000038146973pt" style:font-weight-asian="normal" style:font-size-complex="11pt" style:font-weight-complex="normal"/>
    </style:style>
    <style:style style:name="P12" style:family="paragraph" style:parent-style-name="Standard">
      <style:text-properties style:font-name="Liberation Serif" fo:font-size="11pt" officeooo:rsid="0011ae73" officeooo:paragraph-rsid="0011ae73" style:font-size-asian="9.60000038146973pt" style:font-size-complex="11pt"/>
    </style:style>
    <style:style style:name="P13" style:family="paragraph" style:parent-style-name="Standard">
      <style:text-properties style:font-name="Liberation Serif" officeooo:paragraph-rsid="001162f5"/>
    </style:style>
    <style:style style:name="P14" style:family="paragraph" style:parent-style-name="Standard">
      <style:text-properties style:font-name="Liberation Serif" fo:font-weight="bold" officeooo:rsid="0011ae73" officeooo:paragraph-rsid="0011ae73" style:font-weight-asian="bold" style:font-weight-complex="bold"/>
    </style:style>
    <style:style style:name="P15" style:family="paragraph" style:parent-style-name="Standard">
      <style:text-properties style:font-name="Liberation Serif" fo:font-weight="bold" officeooo:rsid="00129d64" officeooo:paragraph-rsid="00129d64" style:font-weight-asian="bold" style:font-weight-complex="bold"/>
    </style:style>
    <style:style style:name="P16" style:family="paragraph" style:parent-style-name="Standard">
      <style:text-properties style:font-name="Liberation Serif" officeooo:paragraph-rsid="0011ae73"/>
    </style:style>
    <style:style style:name="P17" style:family="paragraph" style:parent-style-name="Standard">
      <style:text-properties style:font-name="Liberation Serif" fo:font-size="12pt" fo:font-weight="bold" officeooo:rsid="0011ae73" officeooo:paragraph-rsid="0011ae73" fo:background-color="#ffff00" style:font-size-asian="12pt" style:font-weight-asian="bold" style:font-size-complex="12pt" style:font-weight-complex="bold"/>
    </style:style>
    <style:style style:name="P18" style:family="paragraph" style:parent-style-name="Normalny">
      <style:text-properties style:font-name="Liberation Serif"/>
    </style:style>
    <style:style style:name="P19" style:family="paragraph" style:parent-style-name="Normalny">
      <style:text-properties style:font-name="Liberation Serif" fo:font-size="12pt" fo:font-weight="bold" officeooo:rsid="000f8d8b" officeooo:paragraph-rsid="000f8d8b" style:font-size-asian="12pt" style:font-weight-asian="bold" style:font-size-complex="12pt" style:font-weight-complex="bold"/>
    </style:style>
    <style:style style:name="P20" style:family="paragraph" style:parent-style-name="Normalny">
      <style:text-properties style:font-name="Liberation Serif" fo:font-size="12pt" fo:font-weight="bold" officeooo:rsid="0011ae73" officeooo:paragraph-rsid="0011ae73" fo:background-color="#ffff00" style:font-size-asian="12pt" style:font-weight-asian="bold" style:font-size-complex="12pt" style:font-weight-complex="bold"/>
    </style:style>
    <style:style style:name="P21" style:family="paragraph" style:parent-style-name="Normalny">
      <style:text-properties style:font-name="Liberation Serif" fo:font-size="12pt" fo:font-weight="bold" officeooo:rsid="000ccc3f" officeooo:paragraph-rsid="000ccc3f" fo:background-color="#ffff00" style:font-size-asian="12pt" style:font-weight-asian="bold" style:font-size-complex="12pt" style:font-weight-complex="bold"/>
    </style:style>
    <style:style style:name="P22" style:family="paragraph" style:parent-style-name="Normalny">
      <style:text-properties style:font-name="Liberation Serif" fo:font-size="12pt" fo:font-weight="bold" officeooo:rsid="000b6a5b" officeooo:paragraph-rsid="000b6a5b" fo:background-color="#ffff00" style:font-size-asian="10.5pt" style:font-weight-asian="bold" style:font-size-complex="12pt" style:font-weight-complex="bold"/>
    </style:style>
    <style:style style:name="P23" style:family="paragraph" style:parent-style-name="Normalny">
      <style:text-properties style:font-name="Liberation Serif" fo:font-size="12pt" fo:font-weight="bold" officeooo:rsid="0018acb8" officeooo:paragraph-rsid="0018acb8" fo:background-color="#ffff66" style:font-size-asian="12pt" style:font-weight-asian="bold" style:font-size-complex="12pt" style:font-weight-complex="bold"/>
    </style:style>
    <style:style style:name="P24" style:family="paragraph" style:parent-style-name="Normalny">
      <style:text-properties style:font-name="Liberation Serif" fo:font-size="12pt" fo:font-weight="bold" officeooo:rsid="0019dac7" officeooo:paragraph-rsid="0019dac7" fo:background-color="#ffff66" style:font-size-asian="12pt" style:font-weight-asian="bold" style:font-size-complex="12pt" style:font-weight-complex="bold"/>
    </style:style>
    <style:style style:name="P25" style:family="paragraph" style:parent-style-name="Normalny">
      <style:text-properties style:font-name="Liberation Serif" fo:font-size="11pt" fo:font-weight="bold" officeooo:rsid="000b6a5b" officeooo:paragraph-rsid="000b6a5b" style:font-size-asian="9.60000038146973pt" style:font-weight-asian="bold" style:font-size-complex="11pt" style:font-weight-complex="bold"/>
    </style:style>
    <style:style style:name="P26" style:family="paragraph" style:parent-style-name="Normalny">
      <style:paragraph-properties fo:text-align="justify" style:justify-single-word="false"/>
      <style:text-properties style:font-name="Liberation Serif" fo:font-size="11pt" fo:font-weight="normal" officeooo:rsid="0018acb8" officeooo:paragraph-rsid="0018acb8" style:font-size-asian="9.60000038146973pt" style:font-weight-asian="normal" style:font-size-complex="11pt" style:font-weight-complex="normal"/>
    </style:style>
    <style:style style:name="P27" style:family="paragraph" style:parent-style-name="Normalny">
      <style:text-properties style:font-name="Liberation Serif" fo:font-size="11pt" fo:font-weight="normal" officeooo:rsid="00129d64" officeooo:paragraph-rsid="00129d64" style:font-size-asian="11pt" style:font-weight-asian="normal" style:font-size-complex="11pt" style:font-weight-complex="normal"/>
    </style:style>
    <style:style style:name="P28" style:family="paragraph" style:parent-style-name="Normalny">
      <style:text-properties style:font-name="Liberation Serif" fo:font-weight="bold" officeooo:rsid="0011ae73" officeooo:paragraph-rsid="0011ae73" style:font-weight-asian="bold" style:font-weight-complex="bold"/>
    </style:style>
    <style:style style:name="P29" style:family="paragraph" style:parent-style-name="Normalny">
      <style:text-properties style:font-name="Liberation Serif" fo:font-weight="normal" officeooo:rsid="00129d64" officeooo:paragraph-rsid="00129d64" style:font-weight-asian="normal" style:font-weight-complex="normal"/>
    </style:style>
    <style:style style:name="P30" style:family="paragraph" style:parent-style-name="Normalny">
      <style:text-properties style:font-name="Liberation Serif" officeooo:paragraph-rsid="0011ae73"/>
    </style:style>
    <style:style style:name="P31" style:family="paragraph" style:parent-style-name="Normalny">
      <style:text-properties style:font-name="Liberation Serif" fo:background-color="transparent"/>
    </style:style>
    <style:style style:name="P32" style:family="paragraph" style:parent-style-name="Normalny">
      <style:text-properties fo:color="#6666ff" style:font-name="Ubuntu Mono" fo:font-weight="normal" officeooo:rsid="00187f31" officeooo:paragraph-rsid="00187f31" style:font-weight-asian="normal" style:font-weight-complex="normal"/>
    </style:style>
    <style:style style:name="P33" style:family="paragraph" style:parent-style-name="Normalny">
      <style:paragraph-properties fo:margin-top="0cm" fo:margin-bottom="0.051cm" loext:contextual-spacing="false"/>
      <style:text-properties style:font-name="Liberation Serif" fo:font-size="11pt" fo:font-weight="bold" officeooo:rsid="000ccc3f" officeooo:paragraph-rsid="000ccc3f" style:font-size-asian="9.60000038146973pt" style:font-weight-asian="bold" style:font-size-complex="11pt" style:font-weight-complex="bold"/>
    </style:style>
    <style:style style:name="P34" style:family="paragraph" style:parent-style-name="Normalny">
      <style:paragraph-properties fo:margin-top="0cm" fo:margin-bottom="0cm" loext:contextual-spacing="false"/>
      <style:text-properties style:font-name="Liberation Serif" fo:font-weight="normal" officeooo:rsid="00116030" officeooo:paragraph-rsid="00116030" style:font-weight-asian="normal" style:font-weight-complex="normal"/>
    </style:style>
    <style:style style:name="P35" style:family="paragraph" style:parent-style-name="Normalny" style:list-style-name="L7">
      <style:paragraph-properties fo:margin-top="0cm" fo:margin-bottom="0cm" loext:contextual-spacing="false"/>
      <style:text-properties style:font-name="Liberation Serif" fo:font-weight="normal" officeooo:rsid="00129d64" officeooo:paragraph-rsid="00129d64" style:font-weight-asian="normal" style:font-weight-complex="normal"/>
    </style:style>
    <style:style style:name="P36" style:family="paragraph" style:parent-style-name="Normalny">
      <style:paragraph-properties fo:margin-top="0cm" fo:margin-bottom="0cm" loext:contextual-spacing="false"/>
      <style:text-properties style:font-name="Liberation Serif" fo:font-weight="normal" officeooo:rsid="00129d64" officeooo:paragraph-rsid="00129d64" style:font-weight-asian="normal" style:font-weight-complex="normal"/>
    </style:style>
    <style:style style:name="P37" style:family="paragraph" style:parent-style-name="Normalny">
      <style:paragraph-properties fo:margin-top="0cm" fo:margin-bottom="0cm" loext:contextual-spacing="false"/>
      <style:text-properties style:font-name="Liberation Serif" fo:font-weight="normal" officeooo:rsid="00187f31" officeooo:paragraph-rsid="00187f31" style:font-weight-asian="normal" style:font-weight-complex="normal"/>
    </style:style>
    <style:style style:name="P38" style:family="paragraph" style:parent-style-name="Normalny">
      <style:paragraph-properties fo:margin-top="0cm" fo:margin-bottom="0cm" loext:contextual-spacing="false"/>
      <style:text-properties style:font-name="Liberation Serif" officeooo:rsid="001162f5" officeooo:paragraph-rsid="001162f5"/>
    </style:style>
    <style:style style:name="P39" style:family="paragraph" style:parent-style-name="Normalny">
      <style:paragraph-properties fo:margin-top="0cm" fo:margin-bottom="0cm" loext:contextual-spacing="false"/>
      <style:text-properties style:font-name="Liberation Serif" fo:font-weight="bold" officeooo:rsid="00116030" officeooo:paragraph-rsid="00116030" style:font-weight-asian="bold" style:font-weight-complex="bold"/>
    </style:style>
    <style:style style:name="P40" style:family="paragraph" style:parent-style-name="Normalny">
      <style:paragraph-properties fo:margin-top="0cm" fo:margin-bottom="0cm" loext:contextual-spacing="false">
        <style:tab-stops>
          <style:tab-stop style:position="14.711cm"/>
        </style:tab-stops>
      </style:paragraph-properties>
      <style:text-properties style:font-name="Liberation Serif" fo:font-weight="bold" officeooo:rsid="00129d64" officeooo:paragraph-rsid="00129d64" style:font-weight-asian="bold" style:font-weight-complex="bold"/>
    </style:style>
    <style:style style:name="P41" style:family="paragraph" style:parent-style-name="Normalny">
      <style:paragraph-properties fo:margin-top="0cm" fo:margin-bottom="0cm" loext:contextual-spacing="false"/>
      <style:text-properties style:font-name="Liberation Serif" fo:font-weight="bold" officeooo:rsid="00129d64" officeooo:paragraph-rsid="00129d64" style:font-weight-asian="bold" style:font-weight-complex="bold"/>
    </style:style>
    <style:style style:name="P42" style:family="paragraph" style:parent-style-name="Normalny">
      <style:paragraph-properties fo:margin-top="0cm" fo:margin-bottom="0cm" loext:contextual-spacing="false"/>
      <style:text-properties style:font-name="Liberation Serif" fo:font-weight="bold" officeooo:rsid="00187f31" officeooo:paragraph-rsid="00187f31" style:font-weight-asian="bold" style:font-weight-complex="bold"/>
    </style:style>
    <style:style style:name="P43" style:family="paragraph" style:parent-style-name="Normalny">
      <style:paragraph-properties fo:margin-top="0cm" fo:margin-bottom="0cm" loext:contextual-spacing="false"/>
      <style:text-properties style:font-name="Liberation Serif" fo:font-size="11pt" fo:font-weight="bold" officeooo:rsid="001162f5" officeooo:paragraph-rsid="001162f5" style:font-size-asian="11pt" style:font-weight-asian="bold" style:font-size-complex="11pt" style:font-weight-complex="bold"/>
    </style:style>
    <style:style style:name="P44" style:family="paragraph" style:parent-style-name="Normalny">
      <style:paragraph-properties fo:margin-top="0cm" fo:margin-bottom="0cm" loext:contextual-spacing="false"/>
      <style:text-properties style:font-name="Liberation Serif" fo:font-size="11pt" fo:font-weight="bold" officeooo:rsid="00187f31" officeooo:paragraph-rsid="00187f31" style:font-size-asian="11pt" style:font-weight-asian="bold" style:font-size-complex="11pt" style:font-weight-complex="bold"/>
    </style:style>
    <style:style style:name="P45" style:family="paragraph" style:parent-style-name="Normalny">
      <style:paragraph-properties fo:margin-top="0cm" fo:margin-bottom="0cm" loext:contextual-spacing="false"/>
      <style:text-properties style:font-name="Liberation Serif" fo:font-size="11pt" fo:font-weight="bold" officeooo:rsid="0018acb8" officeooo:paragraph-rsid="0018acb8" style:font-size-asian="11pt" style:font-weight-asian="bold" style:font-size-complex="11pt" style:font-weight-complex="bold"/>
    </style:style>
    <style:style style:name="P46" style:family="paragraph" style:parent-style-name="Normalny">
      <style:paragraph-properties fo:margin-top="0cm" fo:margin-bottom="0cm" loext:contextual-spacing="false" fo:text-align="justify" style:justify-single-word="false"/>
      <style:text-properties style:font-name="Liberation Serif" fo:font-size="11pt" fo:font-weight="bold" officeooo:rsid="0018acb8" officeooo:paragraph-rsid="0018acb8" style:font-size-asian="9.60000038146973pt" style:font-weight-asian="bold" style:font-size-complex="11pt" style:font-weight-complex="bold"/>
    </style:style>
    <style:style style:name="P47" style:family="paragraph" style:parent-style-name="Normalny">
      <style:paragraph-properties fo:margin-top="0cm" fo:margin-bottom="0cm" loext:contextual-spacing="false"/>
      <style:text-properties style:font-name="Liberation Serif" fo:font-size="11pt" fo:font-weight="bold" officeooo:rsid="0018acb8" officeooo:paragraph-rsid="0018acb8" style:font-size-asian="9.60000038146973pt" style:font-weight-asian="bold" style:font-size-complex="11pt" style:font-weight-complex="bold"/>
    </style:style>
    <style:style style:name="P48" style:family="paragraph" style:parent-style-name="Normalny">
      <style:paragraph-properties fo:margin-top="0cm" fo:margin-bottom="0cm" loext:contextual-spacing="false" fo:text-align="justify" style:justify-single-word="false"/>
      <style:text-properties style:font-name="Liberation Serif" fo:font-size="11pt" fo:font-weight="bold" officeooo:rsid="00195121" officeooo:paragraph-rsid="00195121" style:font-size-asian="9.60000038146973pt" style:font-weight-asian="bold" style:font-size-complex="11pt" style:font-weight-complex="bold"/>
    </style:style>
    <style:style style:name="P49" style:family="paragraph" style:parent-style-name="Normalny">
      <style:paragraph-properties fo:margin-top="0cm" fo:margin-bottom="0cm" loext:contextual-spacing="false"/>
      <style:text-properties style:font-name="Liberation Serif" fo:font-size="11pt" fo:font-weight="bold" officeooo:rsid="0019dac7" officeooo:paragraph-rsid="0019dac7" style:font-size-asian="9.60000038146973pt" style:font-weight-asian="bold" style:font-size-complex="11pt" style:font-weight-complex="bold"/>
    </style:style>
    <style:style style:name="P50" style:family="paragraph" style:parent-style-name="Normalny">
      <style:paragraph-properties fo:margin-top="0cm" fo:margin-bottom="0cm" loext:contextual-spacing="false" fo:text-align="justify" style:justify-single-word="false"/>
      <style:text-properties style:font-name="Liberation Serif" fo:font-size="11pt" fo:font-weight="bold" officeooo:rsid="001a6c79" officeooo:paragraph-rsid="001a6c79" style:font-size-asian="9.60000038146973pt" style:font-weight-asian="bold" style:font-size-complex="11pt" style:font-weight-complex="bold"/>
    </style:style>
    <style:style style:name="P51" style:family="paragraph" style:parent-style-name="Normalny">
      <style:paragraph-properties fo:margin-top="0cm" fo:margin-bottom="0cm" loext:contextual-spacing="false" fo:text-align="justify" style:justify-single-word="false"/>
      <style:text-properties style:font-name="Liberation Serif" fo:font-size="11pt" fo:font-weight="bold" officeooo:rsid="001e34ce" officeooo:paragraph-rsid="001a6c79" fo:background-color="transparent" style:font-size-asian="9.60000038146973pt" style:font-weight-asian="bold" style:font-size-complex="11pt" style:font-weight-complex="bold"/>
    </style:style>
    <style:style style:name="P52" style:family="paragraph" style:parent-style-name="Normalny">
      <style:paragraph-properties fo:margin-top="0cm" fo:margin-bottom="0cm" loext:contextual-spacing="false" fo:text-align="justify" style:justify-single-word="false"/>
      <style:text-properties style:font-name="Liberation Serif" fo:font-size="11pt" fo:font-weight="normal" officeooo:rsid="00187f31" officeooo:paragraph-rsid="00187f31" style:font-size-asian="9.60000038146973pt" style:font-weight-asian="normal" style:font-size-complex="11pt" style:font-weight-complex="normal"/>
    </style:style>
    <style:style style:name="P53" style:family="paragraph" style:parent-style-name="Normalny">
      <style:paragraph-properties fo:margin-top="0cm" fo:margin-bottom="0cm" loext:contextual-spacing="false" fo:text-align="justify" style:justify-single-word="false"/>
      <style:text-properties style:font-name="Liberation Serif" fo:font-size="11pt" fo:font-weight="normal" officeooo:rsid="0018acb8" officeooo:paragraph-rsid="0018acb8" style:font-size-asian="9.60000038146973pt" style:font-weight-asian="normal" style:font-size-complex="11pt" style:font-weight-complex="normal"/>
    </style:style>
    <style:style style:name="P54" style:family="paragraph" style:parent-style-name="Normalny">
      <style:paragraph-properties fo:margin-top="0cm" fo:margin-bottom="0cm" loext:contextual-spacing="false" fo:text-align="justify" style:justify-single-word="false"/>
      <style:text-properties style:font-name="Liberation Serif" fo:font-size="11pt" fo:font-weight="normal" officeooo:rsid="00195121" officeooo:paragraph-rsid="00195121" style:font-size-asian="9.60000038146973pt" style:font-weight-asian="normal" style:font-size-complex="11pt" style:font-weight-complex="normal"/>
    </style:style>
    <style:style style:name="P55" style:family="paragraph" style:parent-style-name="Normalny" style:list-style-name="L8">
      <style:paragraph-properties fo:margin-top="0cm" fo:margin-bottom="0cm" loext:contextual-spacing="false" fo:text-align="justify" style:justify-single-word="false"/>
      <style:text-properties style:font-name="Liberation Serif" fo:font-size="11pt" fo:font-weight="normal" officeooo:rsid="00195121" officeooo:paragraph-rsid="00195121" style:font-size-asian="9.60000038146973pt" style:font-weight-asian="normal" style:font-size-complex="11pt" style:font-weight-complex="normal"/>
    </style:style>
    <style:style style:name="P56" style:family="paragraph" style:parent-style-name="Normalny" style:list-style-name="L8">
      <style:paragraph-properties fo:margin-top="0cm" fo:margin-bottom="0cm" loext:contextual-spacing="false" fo:text-align="justify" style:justify-single-word="false"/>
      <style:text-properties style:font-name="Liberation Serif" fo:font-size="11pt" fo:font-weight="normal" officeooo:rsid="0019dac7" officeooo:paragraph-rsid="0019dac7" style:font-size-asian="9.60000038146973pt" style:font-weight-asian="normal" style:font-size-complex="11pt" style:font-weight-complex="normal"/>
    </style:style>
    <style:style style:name="P57" style:family="paragraph" style:parent-style-name="Normalny">
      <style:paragraph-properties fo:margin-top="0cm" fo:margin-bottom="0cm" loext:contextual-spacing="false" fo:text-align="justify" style:justify-single-word="false"/>
      <style:text-properties style:font-name="Liberation Serif" fo:font-size="11pt" fo:font-weight="normal" officeooo:rsid="0019dac7" officeooo:paragraph-rsid="0019dac7" style:font-size-asian="9.60000038146973pt" style:font-weight-asian="normal" style:font-size-complex="11pt" style:font-weight-complex="normal"/>
    </style:style>
    <style:style style:name="P58" style:family="paragraph" style:parent-style-name="Normalny">
      <style:paragraph-properties fo:margin-top="0cm" fo:margin-bottom="0cm" loext:contextual-spacing="false" fo:text-align="justify" style:justify-single-word="false"/>
      <style:text-properties style:font-name="Liberation Serif" fo:font-size="11pt" fo:font-weight="normal" officeooo:rsid="001a6c79" officeooo:paragraph-rsid="001a6c79" style:font-size-asian="9.60000038146973pt" style:font-weight-asian="normal" style:font-size-complex="11pt" style:font-weight-complex="normal"/>
    </style:style>
    <style:style style:name="P59" style:family="paragraph" style:parent-style-name="Normalny">
      <style:paragraph-properties fo:margin-top="0cm" fo:margin-bottom="0cm" loext:contextual-spacing="false" fo:text-align="justify" style:justify-single-word="false"/>
      <style:text-properties style:font-name="Liberation Serif" fo:font-size="11pt" fo:font-weight="normal" officeooo:rsid="001e34ce" officeooo:paragraph-rsid="001e34ce" fo:background-color="transparent" style:font-size-asian="9.60000038146973pt" style:font-weight-asian="normal" style:font-size-complex="11pt" style:font-weight-complex="normal"/>
    </style:style>
    <style:style style:name="P60" style:family="paragraph" style:parent-style-name="Normalny">
      <style:paragraph-properties fo:margin-top="0cm" fo:margin-bottom="0cm" loext:contextual-spacing="false"/>
      <style:text-properties style:font-name="Liberation Serif" fo:font-size="12pt" fo:font-weight="bold" officeooo:rsid="00187f31" officeooo:paragraph-rsid="00187f31" style:font-size-asian="10.5pt" style:font-weight-asian="bold" style:font-size-complex="12pt" style:font-weight-complex="bold"/>
    </style:style>
    <style:style style:name="P61" style:family="paragraph" style:parent-style-name="Normalny">
      <style:paragraph-properties fo:margin-top="0cm" fo:margin-bottom="0cm" loext:contextual-spacing="false"/>
      <style:text-properties style:font-name="Liberation Serif" fo:font-size="12pt" fo:font-weight="bold" officeooo:rsid="001162f5" officeooo:paragraph-rsid="001162f5" fo:background-color="#ffff00" style:font-size-asian="10.5pt" style:font-weight-asian="bold" style:font-size-complex="12pt" style:font-weight-complex="bold"/>
    </style:style>
    <style:style style:name="P62" style:family="paragraph" style:parent-style-name="Normalny">
      <style:paragraph-properties fo:margin-top="0cm" fo:margin-bottom="0cm" loext:contextual-spacing="false"/>
      <style:text-properties style:font-name="Liberation Serif" fo:font-size="12pt" fo:font-weight="bold" officeooo:rsid="00187f31" officeooo:paragraph-rsid="00187f31" fo:background-color="#ffff66" style:font-size-asian="10.5pt" style:font-weight-asian="bold" style:font-size-complex="12pt" style:font-weight-complex="bold"/>
    </style:style>
    <style:style style:name="P63" style:family="paragraph" style:parent-style-name="Normalny">
      <style:paragraph-properties fo:margin-top="0cm" fo:margin-bottom="0cm" loext:contextual-spacing="false" fo:text-align="justify" style:justify-single-word="false"/>
      <style:text-properties style:font-name="Liberation Serif" fo:font-size="12pt" fo:font-weight="bold" officeooo:rsid="001a6c79" officeooo:paragraph-rsid="001a6c79" fo:background-color="#ffff66" style:font-size-asian="10.5pt" style:font-weight-asian="bold" style:font-size-complex="12pt" style:font-weight-complex="bold"/>
    </style:style>
    <style:style style:name="P64" style:family="paragraph" style:parent-style-name="Normalny">
      <style:paragraph-properties fo:margin-top="0cm" fo:margin-bottom="0cm" loext:contextual-spacing="false"/>
      <style:text-properties style:font-name="Liberation Serif" fo:font-size="12pt" fo:font-weight="normal" officeooo:rsid="001162f5" officeooo:paragraph-rsid="001162f5" style:font-size-asian="10.5pt" style:font-weight-asian="normal" style:font-size-complex="12pt" style:font-weight-complex="normal"/>
    </style:style>
    <style:style style:name="P65" style:family="paragraph" style:parent-style-name="Normalny">
      <style:paragraph-properties fo:margin-top="0cm" fo:margin-bottom="0cm" loext:contextual-spacing="false" fo:text-align="justify" style:justify-single-word="false"/>
      <style:text-properties style:font-name="Liberation Serif" officeooo:paragraph-rsid="001a6c79"/>
    </style:style>
    <style:style style:name="P66" style:family="paragraph" style:parent-style-name="Normalny">
      <style:paragraph-properties fo:margin-top="0cm" fo:margin-bottom="0cm" loext:contextual-spacing="false"/>
      <style:text-properties officeooo:paragraph-rsid="001162f5"/>
    </style:style>
    <style:style style:name="P67" style:family="paragraph" style:parent-style-name="Normalny">
      <style:paragraph-properties fo:margin-top="0cm" fo:margin-bottom="0cm" loext:contextual-spacing="false"/>
      <style:text-properties fo:font-variant="normal" fo:text-transform="none" fo:color="#000000" style:font-name="Liberation Serif" fo:font-size="11pt" fo:letter-spacing="normal" fo:font-style="normal" fo:font-weight="normal" officeooo:rsid="00129d64" officeooo:paragraph-rsid="00129d64" style:font-size-asian="11pt" style:font-weight-asian="bold" style:font-size-complex="11pt" style:font-weight-complex="bold"/>
    </style:style>
    <style:style style:name="P68" style:family="paragraph" style:parent-style-name="Normalny">
      <style:paragraph-properties fo:margin-top="0cm" fo:margin-bottom="0cm" loext:contextual-spacing="false"/>
      <style:text-properties fo:font-variant="normal" fo:text-transform="none" fo:color="#000000" style:font-name="Liberation Serif" fo:font-size="11pt" fo:letter-spacing="normal" fo:font-style="normal" fo:font-weight="normal" officeooo:rsid="00129d64" officeooo:paragraph-rsid="00129d64" style:font-size-asian="11pt" style:font-weight-asian="normal" style:font-size-complex="11pt" style:font-weight-complex="normal"/>
    </style:style>
    <style:style style:name="P69" style:family="paragraph" style:parent-style-name="Normalny">
      <style:paragraph-properties fo:margin-top="0cm" fo:margin-bottom="0cm" loext:contextual-spacing="false"/>
      <style:text-properties fo:font-variant="normal" fo:text-transform="none" fo:color="#000000" style:font-name="Liberation Serif" fo:font-size="11pt" fo:letter-spacing="normal" fo:font-style="normal" fo:font-weight="bold" officeooo:rsid="00129d64" officeooo:paragraph-rsid="00129d64" style:font-size-asian="11pt" style:font-weight-asian="bold" style:font-size-complex="11pt" style:font-weight-complex="bold"/>
    </style:style>
    <style:style style:name="P70" style:family="paragraph" style:parent-style-name="Normalny">
      <style:paragraph-properties fo:margin-top="0cm" fo:margin-bottom="0cm" loext:contextual-spacing="false"/>
      <style:text-properties fo:font-variant="normal" fo:text-transform="none" fo:color="#000000" style:font-name="Liberation Serif" fo:font-size="11pt" fo:letter-spacing="normal" fo:font-style="normal" fo:font-weight="bold" officeooo:rsid="0018acb8" officeooo:paragraph-rsid="0018acb8" style:font-size-asian="11pt" style:font-weight-asian="bold" style:font-size-complex="11pt" style:font-weight-complex="bold"/>
    </style:style>
    <style:style style:name="P71" style:family="paragraph" style:parent-style-name="Normalny">
      <style:paragraph-properties fo:margin-top="0cm" fo:margin-bottom="0cm" loext:contextual-spacing="false"/>
      <style:text-properties fo:font-variant="normal" fo:text-transform="none" fo:color="#000000" style:font-name="Liberation Serif" fo:font-size="12pt" fo:letter-spacing="normal" fo:font-style="normal" fo:font-weight="bold" officeooo:rsid="00129d64" officeooo:paragraph-rsid="00129d64" style:font-size-asian="10.5pt" style:font-weight-asian="bold" style:font-size-complex="12pt" style:font-weight-complex="bold"/>
    </style:style>
    <style:style style:name="P72" style:family="paragraph" style:parent-style-name="Normalny">
      <style:paragraph-properties fo:margin-top="0cm" fo:margin-bottom="0cm" loext:contextual-spacing="false"/>
      <style:text-properties fo:font-variant="normal" fo:text-transform="none" fo:color="#000000" style:font-name="Liberation Serif" fo:font-size="12pt" fo:letter-spacing="normal" fo:font-style="normal" fo:font-weight="bold" officeooo:rsid="00129d64" officeooo:paragraph-rsid="00129d64" fo:background-color="#ffff00" style:font-size-asian="10.5pt" style:font-weight-asian="bold" style:font-size-complex="12pt" style:font-weight-complex="bold"/>
    </style:style>
    <style:style style:name="P73" style:family="paragraph" style:parent-style-name="Normalny">
      <style:paragraph-properties fo:margin-top="0cm" fo:margin-bottom="0cm" loext:contextual-spacing="false"/>
      <style:text-properties fo:font-variant="normal" fo:text-transform="none" fo:color="#000000" style:font-name="Ubuntu Mono" fo:font-size="11pt" fo:letter-spacing="normal" fo:font-style="normal" fo:font-weight="normal" officeooo:rsid="00129d64" officeooo:paragraph-rsid="00129d64" style:font-size-asian="11pt" style:font-weight-asian="normal" style:font-size-complex="11pt" style:font-weight-complex="normal"/>
    </style:style>
    <style:style style:name="P74" style:family="paragraph" style:parent-style-name="Normalny">
      <style:paragraph-properties fo:margin-top="0cm" fo:margin-bottom="0cm" loext:contextual-spacing="false"/>
      <style:text-properties fo:font-variant="normal" fo:text-transform="none" fo:color="#6666ff" style:font-name="Ubuntu Mono" fo:font-size="11pt" fo:letter-spacing="normal" fo:font-style="normal" fo:font-weight="normal" officeooo:rsid="00129d64" officeooo:paragraph-rsid="00129d64" style:font-size-asian="11pt" style:font-weight-asian="normal" style:font-size-complex="11pt" style:font-weight-complex="normal"/>
    </style:style>
    <style:style style:name="P75" style:family="paragraph" style:parent-style-name="Normalny">
      <style:paragraph-properties fo:margin-top="0cm" fo:margin-bottom="0cm" loext:contextual-spacing="false"/>
      <style:text-properties style:font-name="Ubuntu Mono" fo:font-weight="normal" officeooo:rsid="00187f31" officeooo:paragraph-rsid="00187f31" style:font-weight-asian="normal" style:font-weight-complex="normal"/>
    </style:style>
    <style:style style:name="P76" style:family="paragraph" style:parent-style-name="Normalny">
      <style:paragraph-properties fo:margin-top="0cm" fo:margin-bottom="0cm" loext:contextual-spacing="false" fo:text-align="justify" style:justify-single-word="false"/>
      <style:text-properties style:font-name="Ubuntu Mono" fo:font-size="11pt" fo:font-weight="normal" officeooo:rsid="0018acb8" officeooo:paragraph-rsid="0018acb8" style:font-size-asian="9.60000038146973pt" style:font-weight-asian="normal" style:font-size-complex="11pt" style:font-weight-complex="normal"/>
    </style:style>
    <style:style style:name="P77" style:family="paragraph" style:parent-style-name="Normalny">
      <style:paragraph-properties fo:margin-top="0cm" fo:margin-bottom="0cm" loext:contextual-spacing="false" fo:text-align="justify" style:justify-single-word="false"/>
      <style:text-properties style:font-name="Ubuntu Mono" fo:font-size="11pt" fo:font-weight="normal" officeooo:rsid="001a6c79" officeooo:paragraph-rsid="001a6c79" style:font-size-asian="9.60000038146973pt" style:font-weight-asian="normal" style:font-size-complex="11pt" style:font-weight-complex="normal"/>
    </style:style>
    <style:style style:name="P78" style:family="paragraph" style:parent-style-name="Normalny">
      <style:paragraph-properties fo:margin-top="0cm" fo:margin-bottom="0cm" loext:contextual-spacing="false" fo:text-align="justify" style:justify-single-word="false"/>
      <style:text-properties style:font-name="Ubuntu Mono" fo:font-size="11pt" fo:font-weight="normal" officeooo:rsid="001a6c79" officeooo:paragraph-rsid="001e34ce" style:font-size-asian="9.60000038146973pt" style:font-weight-asian="normal" style:font-size-complex="11pt" style:font-weight-complex="normal"/>
    </style:style>
    <style:style style:name="P79" style:family="paragraph" style:parent-style-name="Normalny">
      <style:paragraph-properties fo:margin-top="0cm" fo:margin-bottom="0cm" loext:contextual-spacing="false" fo:text-align="justify" style:justify-single-word="false"/>
      <style:text-properties officeooo:paragraph-rsid="0018acb8"/>
    </style:style>
    <style:style style:name="P80" style:family="paragraph" style:parent-style-name="Normalny">
      <style:paragraph-properties fo:margin-top="0cm" fo:margin-bottom="0cm" loext:contextual-spacing="false" fo:text-align="justify" style:justify-single-word="false"/>
      <style:text-properties officeooo:paragraph-rsid="00195121"/>
    </style:style>
    <style:style style:name="P81" style:family="paragraph" style:parent-style-name="Normalny">
      <style:paragraph-properties fo:margin-top="0cm" fo:margin-bottom="0cm" loext:contextual-spacing="false" fo:text-align="justify" style:justify-single-word="false"/>
      <style:text-properties fo:color="#6666ff" style:font-name="Ubuntu Mono" fo:font-size="11pt" fo:font-weight="normal" officeooo:rsid="0018acb8" officeooo:paragraph-rsid="0018acb8" style:font-size-asian="9.60000038146973pt" style:font-weight-asian="normal" style:font-size-complex="11pt" style:font-weight-complex="normal"/>
    </style:style>
    <style:style style:name="P82" style:family="paragraph" style:parent-style-name="Normalny">
      <style:paragraph-properties fo:margin-top="0cm" fo:margin-bottom="0cm" loext:contextual-spacing="false" fo:text-align="justify" style:justify-single-word="false"/>
      <style:text-properties fo:color="#6666ff" style:font-name="Ubuntu Mono" fo:font-size="11pt" fo:font-weight="normal" officeooo:rsid="001a6c79" officeooo:paragraph-rsid="001a6c79" style:font-size-asian="9.60000038146973pt" style:font-weight-asian="normal" style:font-size-complex="11pt" style:font-weight-complex="normal"/>
    </style:style>
    <style:style style:name="P83" style:family="paragraph" style:parent-style-name="Akapit_20_z_20_listą">
      <style:paragraph-properties fo:margin-left="0cm" fo:margin-right="0cm" fo:margin-top="0.212cm" fo:margin-bottom="0.212cm" loext:contextual-spacing="false" fo:text-indent="0cm" style:auto-text-indent="false">
        <style:tab-stops/>
      </style:paragraph-properties>
      <style:text-properties style:font-name="Liberation Serif"/>
    </style:style>
    <style:style style:name="P84" style:family="paragraph" style:parent-style-name="Akapit_20_z_20_listą">
      <style:paragraph-properties fo:margin-left="0cm" fo:margin-right="0cm" fo:margin-top="0.212cm" fo:margin-bottom="0.212cm" loext:contextual-spacing="false" fo:text-align="center" style:justify-single-word="false" fo:text-indent="0cm" style:auto-text-indent="false">
        <style:tab-stops/>
      </style:paragraph-properties>
    </style:style>
    <style:style style:name="P85" style:family="paragraph" style:parent-style-name="Table_20_Contents">
      <style:paragraph-properties fo:text-align="justify" style:justify-single-word="false"/>
      <style:text-properties style:font-name="Liberation Serif" fo:font-size="11pt" officeooo:rsid="000b6a5b" officeooo:paragraph-rsid="000b6a5b" style:font-size-asian="11pt" style:font-size-complex="11pt"/>
    </style:style>
    <style:style style:name="P86" style:family="paragraph" style:parent-style-name="Table_20_Contents">
      <style:text-properties style:font-name="Liberation Serif" fo:font-size="11pt" officeooo:rsid="000b6a5b" officeooo:paragraph-rsid="000b6a5b" style:font-size-asian="11pt" style:font-size-complex="11pt"/>
    </style:style>
    <style:style style:name="P87" style:family="paragraph" style:parent-style-name="Table_20_Contents">
      <style:paragraph-properties fo:text-align="justify" style:justify-single-word="false"/>
      <style:text-properties style:font-name="Liberation Serif" fo:font-size="11pt" officeooo:rsid="000c857f" officeooo:paragraph-rsid="000c857f" style:font-size-asian="11pt" style:font-size-complex="11pt"/>
    </style:style>
    <style:style style:name="P88" style:family="paragraph" style:parent-style-name="Table_20_Contents">
      <style:text-properties style:font-name="Liberation Serif" fo:font-size="11pt" officeooo:rsid="000c857f" officeooo:paragraph-rsid="000c857f" style:font-size-asian="11pt" style:font-size-complex="11pt"/>
    </style:style>
    <style:style style:name="P89" style:family="paragraph" style:parent-style-name="Table_20_Contents">
      <style:text-properties style:font-name="Liberation Serif" fo:font-size="11pt" officeooo:rsid="000d92bb" officeooo:paragraph-rsid="000d92bb" style:font-size-asian="11pt" style:font-size-complex="11pt"/>
    </style:style>
    <style:style style:name="P90" style:family="paragraph" style:parent-style-name="Table_20_Contents">
      <style:paragraph-properties fo:text-align="justify" style:justify-single-word="false"/>
      <style:text-properties style:font-name="Liberation Serif" fo:font-size="11pt" officeooo:rsid="000d92bb" officeooo:paragraph-rsid="000d92bb" style:font-size-asian="11pt" style:font-size-complex="11pt"/>
    </style:style>
    <style:style style:name="P91" style:family="paragraph" style:parent-style-name="Table_20_Contents">
      <style:text-properties style:font-name="Liberation Serif" fo:font-size="11pt" officeooo:rsid="000f8d8b" officeooo:paragraph-rsid="000f8d8b" style:font-size-asian="11pt" style:font-size-complex="11pt"/>
    </style:style>
    <style:style style:name="P92" style:family="paragraph" style:parent-style-name="Table_20_Contents">
      <style:paragraph-properties fo:text-align="justify" style:justify-single-word="false"/>
      <style:text-properties style:font-name="Liberation Serif" fo:font-size="11pt" officeooo:rsid="000f8d8b" officeooo:paragraph-rsid="000f8d8b" style:font-size-asian="11pt" style:font-size-complex="11pt"/>
    </style:style>
    <style:style style:name="P93" style:family="paragraph" style:parent-style-name="Table_20_Contents">
      <style:text-properties style:font-name="Liberation Serif" fo:font-size="11pt" officeooo:rsid="001162f5" officeooo:paragraph-rsid="001162f5" style:font-size-asian="11pt" style:font-size-complex="11pt"/>
    </style:style>
    <style:style style:name="P94" style:family="paragraph" style:parent-style-name="Table_20_Contents">
      <style:text-properties style:font-name="Liberation Serif" fo:font-size="11pt" officeooo:rsid="001162f5" officeooo:paragraph-rsid="0011ae73" style:font-size-asian="11pt" style:font-size-complex="11pt"/>
    </style:style>
    <style:style style:name="P95" style:family="paragraph" style:parent-style-name="Table_20_Contents">
      <style:text-properties style:font-name="Liberation Serif" fo:font-size="11pt" officeooo:rsid="0011ae73" officeooo:paragraph-rsid="0011ae73" style:font-size-asian="11pt" style:font-size-complex="11pt"/>
    </style:style>
    <style:style style:name="P96" style:family="paragraph" style:parent-style-name="Table_20_Contents">
      <style:paragraph-properties fo:text-align="justify" style:justify-single-word="false"/>
      <style:text-properties style:font-name="Liberation Serif" fo:font-size="11pt" officeooo:rsid="0011ae73" officeooo:paragraph-rsid="0011ae73" style:font-size-asian="11pt" style:font-size-complex="11pt"/>
    </style:style>
    <style:style style:name="P97" style:family="paragraph" style:parent-style-name="Table_20_Contents">
      <style:paragraph-properties fo:text-align="justify" style:justify-single-word="false"/>
      <style:text-properties style:font-name="Liberation Serif" fo:font-size="11pt" officeooo:rsid="00129d64" officeooo:paragraph-rsid="00129d64" style:font-size-asian="11pt" style:font-size-complex="11pt"/>
    </style:style>
    <style:style style:name="P98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rsid="000b6a5b" officeooo:paragraph-rsid="000b6a5b" style:font-size-asian="11pt" style:font-weight-asian="bold" style:font-size-complex="11pt" style:font-weight-complex="bold"/>
    </style:style>
    <style:style style:name="P99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rsid="000ccc3f" officeooo:paragraph-rsid="000ccc3f" style:font-size-asian="11pt" style:font-weight-asian="bold" style:font-size-complex="11pt" style:font-weight-complex="bold"/>
    </style:style>
    <style:style style:name="P100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rsid="000ccc3f" officeooo:paragraph-rsid="000f8d8b" style:font-size-asian="11pt" style:font-weight-asian="bold" style:font-size-complex="11pt" style:font-weight-complex="bold"/>
    </style:style>
    <style:style style:name="P101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rsid="000ccc3f" officeooo:paragraph-rsid="001162f5" style:font-size-asian="11pt" style:font-weight-asian="bold" style:font-size-complex="11pt" style:font-weight-complex="bold"/>
    </style:style>
    <style:style style:name="P102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rsid="000ccc3f" officeooo:paragraph-rsid="0011ae73" style:font-size-asian="11pt" style:font-weight-asian="bold" style:font-size-complex="11pt" style:font-weight-complex="bold"/>
    </style:style>
    <style:style style:name="P103" style:family="paragraph" style:parent-style-name="Table_20_Contents">
      <style:text-properties style:font-name="Liberation Serif" fo:font-size="9pt" officeooo:rsid="000b6a5b" officeooo:paragraph-rsid="000b6a5b" style:font-size-asian="9pt" style:font-size-complex="9pt"/>
    </style:style>
    <style:style style:name="P104" style:family="paragraph" style:parent-style-name="Table_20_Contents">
      <style:text-properties style:font-name="Liberation Serif" fo:font-size="10pt" officeooo:rsid="000c857f" officeooo:paragraph-rsid="000c857f" style:font-size-asian="10pt" style:font-size-complex="10pt"/>
    </style:style>
    <style:style style:name="P105" style:family="paragraph" style:parent-style-name="Table_20_Contents">
      <style:text-properties style:font-name="Liberation Serif" fo:font-size="10.5pt" officeooo:rsid="000d92bb" officeooo:paragraph-rsid="000d92bb" style:font-size-asian="10.5pt" style:font-size-complex="10.5pt"/>
    </style:style>
    <style:style style:name="P106" style:family="paragraph" style:parent-style-name="Text_20_body">
      <style:text-properties style:font-name="FreeSerif" fo:font-size="11pt" fo:font-weight="normal" officeooo:rsid="000ccc3f" officeooo:paragraph-rsid="000ccc3f" style:font-size-asian="9.60000038146973pt" style:font-weight-asian="normal" style:font-size-complex="11pt" style:font-weight-complex="normal"/>
    </style:style>
    <style:style style:name="P107" style:family="paragraph" style:parent-style-name="Text_20_body">
      <style:text-properties style:font-name="FreeSerif" fo:font-size="11pt" fo:font-weight="normal" officeooo:rsid="000ccc3f" officeooo:paragraph-rsid="000f8d8b" style:font-size-asian="9.60000038146973pt" style:font-weight-asian="normal" style:font-size-complex="11pt" style:font-weight-complex="normal"/>
    </style:style>
    <style:style style:name="P108" style:family="paragraph" style:parent-style-name="Text_20_body" style:list-style-name="L3">
      <style:paragraph-properties fo:margin-top="0cm" fo:margin-bottom="0cm" loext:contextual-spacing="false"/>
      <style:text-properties style:font-name="FreeSerif" fo:font-size="11pt" fo:font-weight="normal" officeooo:rsid="000ccc3f" officeooo:paragraph-rsid="000ccc3f" style:font-size-asian="9.60000038146973pt" style:font-weight-asian="normal" style:font-size-complex="11pt" style:font-weight-complex="normal"/>
    </style:style>
    <style:style style:name="P109" style:family="paragraph" style:parent-style-name="Text_20_body">
      <style:paragraph-properties fo:margin-top="0cm" fo:margin-bottom="0cm" loext:contextual-spacing="false"/>
      <style:text-properties style:font-name="FreeSerif" fo:font-size="11pt" fo:font-weight="normal" officeooo:rsid="000ccc3f" officeooo:paragraph-rsid="000ccc3f" style:font-size-asian="9.60000038146973pt" style:font-weight-asian="normal" style:font-size-complex="11pt" style:font-weight-complex="normal"/>
    </style:style>
    <style:style style:name="P110" style:family="paragraph" style:parent-style-name="Text_20_body">
      <style:paragraph-properties fo:margin-top="0cm" fo:margin-bottom="0cm" loext:contextual-spacing="false"/>
      <style:text-properties style:font-name="FreeSerif" fo:font-size="11pt" fo:font-weight="normal" officeooo:rsid="000ccc3f" officeooo:paragraph-rsid="000d92bb" style:font-size-asian="9.60000038146973pt" style:font-weight-asian="normal" style:font-size-complex="11pt" style:font-weight-complex="normal"/>
    </style:style>
    <style:style style:name="P111" style:family="paragraph" style:parent-style-name="Text_20_body">
      <style:paragraph-properties fo:margin-top="0cm" fo:margin-bottom="0cm" loext:contextual-spacing="false"/>
      <style:text-properties style:font-name="FreeSerif" fo:font-size="11pt" fo:font-weight="normal" officeooo:rsid="000ccc3f" officeooo:paragraph-rsid="000e4278" style:font-size-asian="9.60000038146973pt" style:font-weight-asian="normal" style:font-size-complex="11pt" style:font-weight-complex="normal"/>
    </style:style>
    <style:style style:name="P112" style:family="paragraph" style:parent-style-name="Text_20_body">
      <style:paragraph-properties fo:margin-top="0cm" fo:margin-bottom="0cm" loext:contextual-spacing="false"/>
      <style:text-properties officeooo:paragraph-rsid="000ccc3f"/>
    </style:style>
    <style:style style:name="T1" style:family="text">
      <style:text-properties style:font-name="Ubuntu Mono"/>
    </style:style>
    <style:style style:name="T2" style:family="text">
      <style:text-properties style:font-name="Ubuntu Mono" officeooo:rsid="0018acb8"/>
    </style:style>
    <style:style style:name="T3" style:family="text">
      <style:text-properties style:font-name="Ubuntu Mono" officeooo:rsid="0019dac7"/>
    </style:style>
    <style:style style:name="T4" style:family="text">
      <style:text-properties officeooo:rsid="000c857f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16030" style:font-weight-asian="normal" style:font-weight-complex="normal"/>
    </style:style>
    <style:style style:name="T7" style:family="text">
      <style:text-properties fo:color="#000000" fo:letter-spacing="normal" style:font-size-asian="11pt"/>
    </style:style>
    <style:style style:name="T8" style:family="text">
      <style:text-properties fo:color="#000000" style:font-name="Liberation Serif" fo:font-size="11pt" fo:letter-spacing="normal" fo:font-weight="normal" officeooo:rsid="0018acb8" style:font-size-asian="11pt" style:font-weight-asian="bold" style:font-size-complex="11pt" style:font-weight-complex="bold"/>
    </style:style>
    <style:style style:name="T9" style:family="text">
      <style:text-properties fo:font-variant="normal" fo:text-transform="none" fo:color="#000000" fo:letter-spacing="normal" fo:font-style="normal"/>
    </style:style>
    <style:style style:name="T10" style:family="text">
      <style:text-properties fo:font-variant="normal" fo:text-transform="none" fo:color="#000000" fo:letter-spacing="normal" fo:font-style="normal" style:font-size-asian="11pt"/>
    </style:style>
    <style:style style:name="T11" style:family="text">
      <style:text-properties fo:font-variant="normal" fo:text-transform="none" fo:color="#000000" fo:letter-spacing="normal" fo:font-style="normal" officeooo:rsid="00116030" style:font-size-asian="11pt"/>
    </style:style>
    <style:style style:name="T12" style:family="text">
      <style:text-properties fo:font-variant="normal" fo:text-transform="none" fo:color="#000000" fo:letter-spacing="normal" fo:font-style="normal" fo:font-weight="bold" officeooo:rsid="000d92bb" style:font-weight-asian="bold" style:font-weight-complex="bold"/>
    </style:style>
    <style:style style:name="T13" style:family="text">
      <style:text-properties fo:font-variant="normal" fo:text-transform="none" fo:color="#000000" fo:letter-spacing="normal" style:font-size-asian="11pt"/>
    </style:style>
    <style:style style:name="T14" style:family="text">
      <style:text-properties fo:font-variant="normal" fo:text-transform="none" fo:color="#000000" style:font-name="Liberation Serif" fo:letter-spacing="normal" fo:font-style="normal" style:font-size-asian="11pt"/>
    </style:style>
    <style:style style:name="T15" style:family="text">
      <style:text-properties fo:font-variant="normal" fo:text-transform="none" fo:color="#000000" style:font-name="Liberation Serif" fo:letter-spacing="normal" fo:font-style="normal" officeooo:rsid="000d92bb" style:font-size-asian="11pt" style:font-weight-asian="bold" style:font-weight-complex="bold"/>
    </style:style>
    <style:style style:name="T16" style:family="text">
      <style:text-properties fo:font-variant="normal" fo:text-transform="none" fo:color="#000000" style:font-name="Liberation Serif" fo:letter-spacing="normal" fo:font-style="normal" officeooo:rsid="000e4278" style:font-size-asian="11pt"/>
    </style:style>
    <style:style style:name="T17" style:family="text">
      <style:text-properties fo:font-variant="normal" fo:text-transform="none" fo:color="#000000" style:font-name="Liberation Serif" fo:letter-spacing="normal" fo:font-style="normal" officeooo:rsid="001e34ce" style:font-size-asian="11pt" style:font-style-asian="normal" style:font-style-complex="normal"/>
    </style:style>
    <style:style style:name="T18" style:family="text">
      <style:text-properties fo:font-variant="normal" fo:text-transform="none" fo:color="#000000" style:font-name="Liberation Serif" fo:letter-spacing="normal" fo:font-style="normal" fo:font-weight="bold" style:font-size-asian="11pt" style:font-weight-asian="bold" style:font-weight-complex="bold"/>
    </style:style>
    <style:style style:name="T19" style:family="text">
      <style:text-properties fo:font-variant="normal" fo:text-transform="none" fo:color="#000000" style:font-name="Liberation Serif" fo:letter-spacing="normal" fo:font-style="normal" fo:font-weight="bold" officeooo:rsid="000d92bb" style:font-size-asian="11pt" style:font-weight-asian="bold" style:font-weight-complex="bold"/>
    </style:style>
    <style:style style:name="T20" style:family="text">
      <style:text-properties fo:font-variant="normal" fo:text-transform="none" fo:color="#000000" style:font-name="Liberation Serif" fo:letter-spacing="normal" fo:font-style="normal" fo:font-weight="bold" officeooo:rsid="000e4278" style:font-size-asian="11pt" style:font-weight-asian="bold" style:font-weight-complex="bold"/>
    </style:style>
    <style:style style:name="T21" style:family="text">
      <style:text-properties fo:font-variant="normal" fo:text-transform="none" fo:color="#000000" style:font-name="Liberation Serif" fo:letter-spacing="normal" fo:font-style="normal" fo:font-weight="bold" officeooo:rsid="000f8d8b" style:font-size-asian="11pt" style:font-weight-asian="bold" style:font-weight-complex="bold"/>
    </style:style>
    <style:style style:name="T22" style:family="text">
      <style:text-properties fo:font-variant="normal" fo:text-transform="none" fo:color="#000000" style:font-name="Liberation Serif" fo:letter-spacing="normal" fo:font-style="normal" fo:font-weight="bold" officeooo:rsid="00195121" style:font-size-asian="11pt" style:font-style-asian="normal" style:font-weight-asian="bold" style:font-style-complex="normal" style:font-weight-complex="bold"/>
    </style:style>
    <style:style style:name="T23" style:family="text">
      <style:text-properties fo:font-variant="normal" fo:text-transform="none" fo:color="#000000" style:font-name="Liberation Serif" fo:letter-spacing="normal" fo:font-style="normal" fo:font-weight="bold" officeooo:rsid="001e34ce" style:font-size-asian="11pt" style:font-style-asian="normal" style:font-weight-asian="bold" style:font-style-complex="normal" style:font-weight-complex="bold"/>
    </style:style>
    <style:style style:name="T24" style:family="text">
      <style:text-properties fo:font-variant="normal" fo:text-transform="none" fo:color="#000000" style:font-name="Liberation Serif" fo:letter-spacing="normal" fo:font-style="normal" fo:font-weight="bold" style:font-weight-asian="bold" style:font-weight-complex="bold"/>
    </style:style>
    <style:style style:name="T25" style:family="text">
      <style:text-properties fo:font-variant="normal" fo:text-transform="none" fo:color="#000000" style:font-name="Liberation Serif" fo:letter-spacing="normal" fo:font-style="normal" fo:font-weight="bold" officeooo:rsid="000d92bb" style:font-weight-asian="bold" style:font-weight-complex="bold"/>
    </style:style>
    <style:style style:name="T26" style:family="text">
      <style:text-properties fo:font-variant="normal" fo:text-transform="none" fo:color="#000000" style:font-name="Liberation Serif" fo:letter-spacing="normal" fo:font-style="normal" style:text-underline-style="none" style:font-size-asian="11pt"/>
    </style:style>
    <style:style style:name="T27" style:family="text">
      <style:text-properties fo:font-variant="normal" fo:text-transform="none" fo:color="#000000" style:font-name="Liberation Serif" fo:letter-spacing="normal" fo:font-style="normal" style:text-underline-style="none" officeooo:rsid="000e4278" style:font-size-asian="11pt"/>
    </style:style>
    <style:style style:name="T28" style:family="text">
      <style:text-properties fo:font-variant="normal" fo:text-transform="none" fo:color="#000000" style:font-name="Liberation Serif" fo:letter-spacing="normal" fo:font-style="normal" style:text-underline-style="none" officeooo:rsid="00129d64" style:font-size-asian="11pt"/>
    </style:style>
    <style:style style:name="T29" style:family="text">
      <style:text-properties fo:font-variant="normal" fo:text-transform="none" fo:color="#000000" style:font-name="Liberation Serif" fo:letter-spacing="normal" officeooo:rsid="000d92bb" style:font-size-asian="11pt" style:font-weight-asian="bold" style:font-weight-complex="bold"/>
    </style:style>
    <style:style style:name="T30" style:family="text">
      <style:text-properties fo:font-variant="normal" fo:text-transform="none" fo:color="#000000" style:font-name="Liberation Serif" fo:font-size="11pt" fo:letter-spacing="normal" fo:font-style="normal" style:text-underline-style="none" fo:font-weight="normal" officeooo:rsid="000ccc3f" style:font-size-asian="11pt" style:font-weight-asian="normal" style:font-size-complex="11pt" style:font-weight-complex="normal"/>
    </style:style>
    <style:style style:name="T31" style:family="text">
      <style:text-properties fo:font-variant="normal" fo:text-transform="none" fo:color="#000000" style:font-name="Liberation Serif" fo:font-size="11pt" fo:letter-spacing="normal" fo:font-style="normal" fo:font-weight="bold" officeooo:rsid="00195121" style:font-size-asian="11pt" style:font-style-asian="normal" style:font-weight-asian="bold" style:font-size-complex="11pt" style:font-style-complex="normal" style:font-weight-complex="bold"/>
    </style:style>
    <style:style style:name="T32" style:family="text">
      <style:text-properties fo:font-variant="normal" fo:text-transform="none" fo:color="#000000" style:font-name="Liberation Serif" fo:font-size="11pt" fo:letter-spacing="normal" fo:font-style="normal" fo:font-weight="normal" officeooo:rsid="000e4278" style:font-size-asian="9.60000038146973pt" style:font-weight-asian="normal" style:font-size-complex="11pt" style:font-weight-complex="normal"/>
    </style:style>
    <style:style style:name="T33" style:family="text">
      <style:text-properties fo:font-variant="normal" fo:text-transform="none" fo:color="#000000" style:font-name="Liberation Serif" fo:font-size="11pt" fo:letter-spacing="normal" fo:font-style="normal" fo:font-weight="normal" officeooo:rsid="0018acb8" style:font-size-asian="11pt" style:font-weight-asian="bold" style:font-size-complex="11pt" style:font-weight-complex="bold"/>
    </style:style>
    <style:style style:name="T34" style:family="text">
      <style:text-properties fo:font-variant="normal" fo:text-transform="none" fo:color="#000000" style:font-name="Liberation Serif" fo:font-size="11pt" fo:letter-spacing="normal" fo:font-style="normal" fo:font-weight="normal" style:font-size-asian="11pt" style:font-size-complex="11pt"/>
    </style:style>
    <style:style style:name="T35" style:family="text">
      <style:text-properties fo:font-variant="normal" fo:text-transform="none" fo:color="#000000" style:font-name="Liberation Serif" fo:font-size="11pt" fo:letter-spacing="normal" fo:font-weight="bold" officeooo:rsid="0018acb8" style:font-size-asian="11pt" style:font-weight-asian="bold" style:font-size-complex="11pt" style:font-weight-complex="bold"/>
    </style:style>
    <style:style style:name="T36" style:family="text">
      <style:text-properties fo:font-variant="normal" fo:text-transform="none" fo:color="#000000" style:font-name="Liberation Serif" fo:font-size="11pt" fo:letter-spacing="normal" fo:font-weight="normal" style:font-size-asian="11pt" style:font-size-complex="11pt"/>
    </style:style>
    <style:style style:name="T37" style:family="text">
      <style:text-properties fo:font-variant="normal" fo:text-transform="none" fo:color="#000000" style:font-name="Liberation Serif" fo:font-size="12pt" fo:letter-spacing="normal" fo:font-style="normal" fo:font-weight="bold" officeooo:rsid="000e4278" fo:background-color="#ffff00" loext:char-shading-value="0" style:font-size-asian="10.5pt" style:font-weight-asian="bold" style:font-size-complex="12pt" style:font-weight-complex="bold"/>
    </style:style>
    <style:style style:name="T38" style:family="text">
      <style:text-properties fo:font-variant="normal" fo:text-transform="none" fo:color="#000000" style:font-name="Liberation Serif" fo:font-size="12pt" fo:letter-spacing="normal" fo:font-style="normal" fo:font-weight="bold" fo:background-color="#ffff00" loext:char-shading-value="0" style:font-size-asian="10.5pt" style:font-weight-asian="bold" style:font-size-complex="12pt" style:font-weight-complex="bold"/>
    </style:style>
    <style:style style:name="T39" style:family="text">
      <style:text-properties fo:font-variant="normal" fo:text-transform="none" fo:color="#000000" style:font-name="Ubuntu Mono" fo:font-size="11pt" fo:letter-spacing="normal" fo:font-style="normal" fo:font-weight="normal" officeooo:rsid="00195121" style:font-size-asian="11pt" style:font-style-asian="normal" style:font-weight-asian="normal" style:font-size-complex="11pt" style:font-style-complex="normal" style:font-weight-complex="normal"/>
    </style:style>
    <style:style style:name="T40" style:family="text">
      <style:text-properties fo:font-variant="normal" fo:text-transform="none" style:font-name="Ubuntu Mono" fo:font-size="11pt" fo:letter-spacing="normal" fo:font-style="normal" fo:font-weight="normal" officeooo:rsid="00195121" style:font-size-asian="11pt" style:font-style-asian="normal" style:font-weight-asian="normal" style:font-size-complex="11pt" style:font-style-complex="normal" style:font-weight-complex="normal"/>
    </style:style>
    <style:style style:name="T41" style:family="text">
      <style:text-properties fo:font-variant="normal" fo:text-transform="none" fo:color="#801900" style:font-name="Ubuntu Mono" fo:font-size="11pt" fo:letter-spacing="normal" fo:font-style="normal" fo:font-weight="normal" officeooo:rsid="00195121" style:font-size-asian="11pt" style:font-style-asian="normal" style:font-weight-asian="normal" style:font-size-complex="11pt" style:font-style-complex="normal" style:font-weight-complex="normal"/>
    </style:style>
    <style:style style:name="T42" style:family="text">
      <style:text-properties fo:font-variant="normal" fo:text-transform="none" fo:color="#6666ff" style:font-name="Ubuntu Mono" fo:font-size="11pt" fo:letter-spacing="normal" fo:font-style="normal" fo:font-weight="normal" officeooo:rsid="00195121" style:font-size-asian="11pt" style:font-style-asian="normal" style:font-weight-asian="normal" style:font-size-complex="11pt" style:font-style-complex="normal" style:font-weight-complex="normal"/>
    </style:style>
    <style:style style:name="T43" style:family="text">
      <style:text-properties fo:font-variant="normal" fo:text-transform="none" fo:color="#006600" style:font-name="Ubuntu Mono" fo:font-size="11pt" fo:letter-spacing="normal" fo:font-style="normal" fo:font-weight="normal" officeooo:rsid="00195121" style:font-size-asian="11pt" style:font-style-asian="normal" style:font-weight-asian="normal" style:font-size-complex="11pt" style:font-style-complex="normal" style:font-weight-complex="normal"/>
    </style:style>
    <style:style style:name="T44" style:family="text">
      <style:text-properties fo:font-variant="normal" fo:text-transform="none" fo:color="#ff3333" style:font-name="Ubuntu Mono" fo:font-size="11pt" fo:letter-spacing="normal" fo:font-style="normal" fo:font-weight="normal" officeooo:rsid="00195121" style:font-size-asian="11pt" style:font-style-asian="normal" style:font-weight-asian="normal" style:font-size-complex="11pt" style:font-style-complex="normal" style:font-weight-complex="normal"/>
    </style:style>
    <style:style style:name="T45" style:family="text">
      <style:text-properties fo:font-variant="normal" fo:text-transform="none" fo:color="#9900ff" style:font-name="Ubuntu Mono" fo:font-size="11pt" fo:letter-spacing="normal" fo:font-style="normal" fo:font-weight="normal" officeooo:rsid="00195121" style:font-size-asian="11pt" style:font-style-asian="normal" style:font-weight-asian="normal" style:font-size-complex="11pt" style:font-style-complex="normal" style:font-weight-complex="normal"/>
    </style:style>
    <style:style style:name="T46" style:family="text">
      <style:text-properties fo:font-variant="normal" fo:text-transform="none" fo:color="#ff9900" style:font-name="Ubuntu Mono" fo:font-size="11pt" fo:letter-spacing="normal" fo:font-style="normal" fo:font-weight="normal" officeooo:rsid="00195121" style:font-size-asian="11pt" style:font-style-asian="normal" style:font-weight-asian="normal" style:font-size-complex="11pt" style:font-style-complex="normal" style:font-weight-complex="normal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officeooo:rsid="0011ae73" style:font-weight-asian="bold" style:font-weight-complex="bold"/>
    </style:style>
    <style:style style:name="T49" style:family="text">
      <style:text-properties style:font-name="Liberation Serif" fo:font-size="18pt" style:font-size-asian="18pt" style:font-name-complex="Times New Roman" style:font-size-complex="18pt"/>
    </style:style>
    <style:style style:name="T50" style:family="text">
      <style:text-properties style:font-name="Liberation Serif" fo:font-size="18pt" fo:font-weight="bold" style:font-size-asian="18pt" style:font-weight-asian="bold" style:font-name-complex="Times New Roman" style:font-size-complex="18pt"/>
    </style:style>
    <style:style style:name="T51" style:family="text">
      <style:text-properties style:font-name="Liberation Serif" fo:font-size="14pt" style:font-size-asian="14pt"/>
    </style:style>
    <style:style style:name="T52" style:family="text">
      <style:text-properties style:font-name="Liberation Serif" fo:font-size="14pt" style:font-size-asian="14pt" style:font-name-complex="Times New Roman" style:font-size-complex="14pt"/>
    </style:style>
    <style:style style:name="T53" style:family="text">
      <style:text-properties style:font-name="Liberation Serif" fo:font-size="14pt" fo:font-weight="bold" style:font-size-asian="14pt" style:font-weight-asian="bold" style:font-name-complex="Times New Roman" style:font-size-complex="14pt"/>
    </style:style>
    <style:style style:name="T54" style:family="text">
      <style:text-properties style:font-name="Liberation Serif" fo:font-size="14pt" fo:font-weight="bold" officeooo:rsid="000b6a5b" style:font-size-asian="14pt" style:font-weight-asian="bold"/>
    </style:style>
    <style:style style:name="T55" style:family="text">
      <style:text-properties style:font-name="Liberation Serif" fo:font-weight="normal" officeooo:rsid="001162f5" style:font-weight-asian="normal" style:font-weight-complex="normal"/>
    </style:style>
    <style:style style:name="T56" style:family="text">
      <style:text-properties style:font-name="Liberation Serif" fo:font-size="11pt" fo:font-weight="bold" officeooo:rsid="0018acb8" style:font-size-asian="11pt" style:font-weight-asian="bold" style:font-size-complex="11pt" style:font-weight-complex="bold"/>
    </style:style>
    <style:style style:name="T57" style:family="text">
      <style:text-properties fo:font-size="10pt" style:font-size-asian="10pt" style:font-size-complex="10pt"/>
    </style:style>
    <style:style style:name="T58" style:family="text">
      <style:text-properties style:font-size-asian="11pt"/>
    </style:style>
    <style:style style:name="T59" style:family="text">
      <style:text-properties officeooo:rsid="001162f5"/>
    </style:style>
    <style:style style:name="T60" style:family="text">
      <style:text-properties officeooo:rsid="0011ae73"/>
    </style:style>
    <style:style style:name="T61" style:family="text">
      <style:text-properties officeooo:rsid="00129d64"/>
    </style:style>
    <style:style style:name="T62" style:family="text">
      <style:text-properties officeooo:rsid="00187f31"/>
    </style:style>
    <style:style style:name="T63" style:family="text">
      <style:text-properties fo:background-color="#ffff00" loext:char-shading-value="0"/>
    </style:style>
    <style:style style:name="T64" style:family="text">
      <style:text-properties officeooo:rsid="0018acb8"/>
    </style:style>
    <style:style style:name="T65" style:family="text">
      <style:text-properties officeooo:rsid="0019dac7"/>
    </style:style>
    <style:style style:name="T66" style:family="text">
      <style:text-properties fo:font-size="9pt" style:font-size-asian="9pt" style:font-size-complex="9pt"/>
    </style:style>
    <style:style style:name="T67" style:family="text">
      <style:text-properties fo:color="#006600"/>
    </style:style>
    <style:style style:name="T68" style:family="text">
      <style:text-properties fo:color="#ff3333"/>
    </style:style>
    <style:style style:name="T69" style:family="text">
      <style:text-properties fo:color="#ff9900"/>
    </style:style>
    <style:style style:name="T70" style:family="text">
      <style:text-properties fo:color="#9900ff"/>
    </style:style>
    <style:style style:name="T71" style:family="text">
      <style:text-properties fo:color="#801900"/>
    </style:style>
    <style:style style:name="T72" style:family="text">
      <style:text-properties officeooo:rsid="001e492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columns-spanned="2" office:value-type="string">
            <text:p text:style-name="P1"><text:span text:style-name="Domyślna_20_czcionka_20_akapitu"><text:span text:style-name="T49">Laboratorium</text:span></text:span><text:span text:style-name="Domyślna_20_czcionka_20_akapitu"><text:span text:style-name="T50"> Programowania Współbieżnego</text:span></text:span></text:p>
            <text:p text:style-name="P4">Wydział Elektrotechniki Automatyki i Informatyki</text:p>
            <text:p text:style-name="P4">Politechnika Świętokrzyska</text:p>
          </table:table-cell>
          <table:covered-table-cell/>
        </table:table-row>
        <table:table-row table:style-name="Tabela1.2">
          <table:table-cell table:style-name="Tabela1.A2" office:value-type="string">
            <text:p text:style-name="P2"><text:span text:style-name="Domyślna_20_czcionka_20_akapitu"><text:span text:style-name="T52">Studia:</text:span></text:span><text:span text:style-name="Domyślna_20_czcionka_20_akapitu"><text:span text:style-name="T53"> Stacjonarne I stopnia</text:span></text:span></text:p>
          </table:table-cell>
          <table:table-cell table:style-name="Tabela1.B2" office:value-type="string">
            <text:p text:style-name="P2"><text:span text:style-name="Domyślna_20_czcionka_20_akapitu"><text:span text:style-name="T52">Kierunek: </text:span></text:span><text:span text:style-name="Domyślna_20_czcionka_20_akapitu"><text:span text:style-name="T53"><text:s/>Informatyka</text:span></text:span></text:p>
          </table:table-cell>
        </table:table-row>
        <table:table-row table:style-name="Tabela1.3">
          <table:table-cell table:style-name="Tabela1.A2" office:value-type="string">
            <text:p text:style-name="P2"><text:span text:style-name="Domyślna_20_czcionka_20_akapitu"><text:span text:style-name="T52">Data wykonania: <text:s/></text:span></text:span><text:span text:style-name="Domyślna_20_czcionka_20_akapitu"><text:span text:style-name="T53">16.10.2017</text:span></text:span></text:p>
          </table:table-cell>
          <table:table-cell table:style-name="Tabela1.B2" office:value-type="string">
            <text:p text:style-name="P2"><text:span text:style-name="Domyślna_20_czcionka_20_akapitu"><text:span text:style-name="T52">Grupa: <text:s/></text:span></text:span><text:span text:style-name="Domyślna_20_czcionka_20_akapitu"><text:span text:style-name="T53">3ID13B</text:span></text:span></text:p>
          </table:table-cell>
        </table:table-row>
        <table:table-row table:style-name="Tabela1.4">
          <table:table-cell table:style-name="Tabela1.A4" table:number-columns-spanned="2" office:value-type="string">
            <text:p text:style-name="P3"><text:span text:style-name="Domyślna_20_czcionka_20_akapitu"><text:span text:style-name="T51">Imię i nazwisko: </text:span></text:span><text:span text:style-name="Domyślna_20_czcionka_20_akapitu"><text:span text:style-name="T54">Bartłomiej Osak</text:span></text:span></text:p>
            <text:p text:style-name="P3"><text:span text:style-name="Domyślna_20_czcionka_20_akapitu"><text:span text:style-name="T54"/></text:span></text:p>
            <text:p text:style-name="P3"><text:span text:style-name="Domyślna_20_czcionka_20_akapitu"><text:span text:style-name="T54"/></text:span></text:p>
            <text:p text:style-name="P83"/>
          </table:table-cell>
          <table:covered-table-cell/>
        </table:table-row>
        <table:table-row>
          <table:table-cell table:style-name="Tabela1.A5" office:value-type="string">
            <text:p text:style-name="P5">Numer ćwiczenia:</text:p>
          </table:table-cell>
          <table:table-cell table:style-name="Tabela1.B5" office:value-type="string">
            <text:p text:style-name="P5">Temat ćwiczenia:</text:p>
          </table:table-cell>
        </table:table-row>
        <table:table-row table:style-name="Tabela1.6">
          <table:table-cell table:style-name="Tabela1.A6" office:value-type="string">
            <text:p text:style-name="P6">1</text:p>
          </table:table-cell>
          <table:table-cell table:style-name="Tabela1.B6" office:value-type="string">
            <text:p text:style-name="P7">Podstawy systemu Linux</text:p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2"><text:soft-page-break/>Zadanie 2.</text:p>
      <text:p text:style-name="P25">Opis komend: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98">Komenda</text:p>
          </table:table-cell>
          <table:table-cell table:style-name="Tabela2.B1" office:value-type="string">
            <text:p text:style-name="P98">Znaczenie</text:p>
          </table:table-cell>
        </table:table-row>
        <table:table-row>
          <table:table-cell table:style-name="Tabela2.A2" office:value-type="string">
            <text:p text:style-name="P86">pwd</text:p>
          </table:table-cell>
          <table:table-cell table:style-name="Tabela2.B2" office:value-type="string">
            <text:p text:style-name="P85">Zwraca informację, gdzie aktualnie znajduje się użytkownik.</text:p>
          </table:table-cell>
        </table:table-row>
        <table:table-row>
          <table:table-cell table:style-name="Tabela2.A2" office:value-type="string">
            <text:p text:style-name="P86">ls</text:p>
          </table:table-cell>
          <table:table-cell table:style-name="Tabela2.B2" office:value-type="string">
            <text:p text:style-name="P85">Zwraca listę plików i katalogów bez plików ukrytych w formie krótkiej.</text:p>
          </table:table-cell>
        </table:table-row>
        <table:table-row>
          <table:table-cell table:style-name="Tabela2.A2" office:value-type="string">
            <text:p text:style-name="P86">ls -a</text:p>
          </table:table-cell>
          <table:table-cell table:style-name="Tabela2.B2" office:value-type="string">
            <text:p text:style-name="P85">Zwraca listę plików i katalogów wraz z plikami ukrytymi w formie krótkiej.</text:p>
          </table:table-cell>
        </table:table-row>
        <table:table-row>
          <table:table-cell table:style-name="Tabela2.A2" office:value-type="string">
            <text:p text:style-name="P86">ls -l</text:p>
          </table:table-cell>
          <table:table-cell table:style-name="Tabela2.B2" office:value-type="string">
            <text:p text:style-name="P85">Zwraca listę plików i katalogów bez plików ukrytych w formie długiej.</text:p>
          </table:table-cell>
        </table:table-row>
        <table:table-row>
          <table:table-cell table:style-name="Tabela2.A2" office:value-type="string">
            <text:p text:style-name="P86">ls -la </text:p>
          </table:table-cell>
          <table:table-cell table:style-name="Tabela2.B2" office:value-type="string">
            <text:p text:style-name="P85">Zwraca listę plików i katalogów wraz z plikami ukrytymi w formie długiej.</text:p>
          </table:table-cell>
        </table:table-row>
        <table:table-row>
          <table:table-cell table:style-name="Tabela2.A2" office:value-type="string">
            <text:p text:style-name="P103">grep <text:span text:style-name="T4">{ciąg} {maska_plików}</text:span></text:p>
          </table:table-cell>
          <table:table-cell table:style-name="Tabela2.B2" office:value-type="string">
            <text:p text:style-name="P87">Wyszukuje ciąg znaków wśród plików zadanych określonych przez maskę. </text:p>
          </table:table-cell>
        </table:table-row>
        <table:table-row>
          <table:table-cell table:style-name="Tabela2.A2" office:value-type="string">
            <text:p text:style-name="P88">echo $ZMIENNA</text:p>
          </table:table-cell>
          <table:table-cell table:style-name="Tabela2.B2" office:value-type="string">
            <text:p text:style-name="P87">Wyświetli wartość zmiennej środowiskowej ZMIENNA.</text:p>
          </table:table-cell>
        </table:table-row>
        <table:table-row>
          <table:table-cell table:style-name="Tabela2.A2" office:value-type="string">
            <text:p text:style-name="P88">export $ZMIENNA</text:p>
          </table:table-cell>
          <table:table-cell table:style-name="Tabela2.B2" office:value-type="string">
            <text:p text:style-name="P87">Eksportowanie zmiennej środowiskowej. </text:p>
          </table:table-cell>
        </table:table-row>
        <table:table-row>
          <table:table-cell table:style-name="Tabela2.A2" office:value-type="string">
            <text:p text:style-name="P104">alias nazwa = ”polecenie”</text:p>
          </table:table-cell>
          <table:table-cell table:style-name="Tabela2.B2" office:value-type="string">
            <text:p text:style-name="P87">Tworzenie skrótów, np. skrót do wykonania polecenia/komendy. </text:p>
          </table:table-cell>
        </table:table-row>
        <table:table-row>
          <table:table-cell table:style-name="Tabela2.A2" office:value-type="string">
            <text:p text:style-name="P88">env </text:p>
          </table:table-cell>
          <table:table-cell table:style-name="Tabela2.B2" office:value-type="string">
            <text:p text:style-name="P87">Wypisuje wszystkie zmienne środowiskowe.</text:p>
          </table:table-cell>
        </table:table-row>
        <table:table-row>
          <table:table-cell table:style-name="Tabela2.A2" office:value-type="string">
            <text:p text:style-name="P88">env -i &lt;ścieżka&gt;</text:p>
          </table:table-cell>
          <table:table-cell table:style-name="Tabela2.B2" office:value-type="string">
            <text:p text:style-name="P87">Usuwa wszystkie zmienne środowiskowe dla nowej powłoki. </text:p>
          </table:table-cell>
        </table:table-row>
        <table:table-row>
          <table:table-cell table:style-name="Tabela2.A2" office:value-type="string">
            <text:p text:style-name="P88">env -u &lt;zmienna&gt;</text:p>
          </table:table-cell>
          <table:table-cell table:style-name="Tabela2.B2" office:value-type="string">
            <text:p text:style-name="P87">Usuwa zmienną środowiskową o podanej nazwie. </text:p>
          </table:table-cell>
        </table:table-row>
        <table:table-row>
          <table:table-cell table:style-name="Tabela2.A2" office:value-type="string">
            <text:p text:style-name="P88">set</text:p>
          </table:table-cell>
          <table:table-cell table:style-name="Tabela2.B2" office:value-type="string">
            <text:p text:style-name="P87">Zwraca listę zmiennych środowiskowych, zmiennych powłoki, zmiennych lokalnych oraz funkcji powłoki.</text:p>
          </table:table-cell>
        </table:table-row>
        <table:table-row>
          <table:table-cell table:style-name="Tabela2.A2" office:value-type="string">
            <text:p text:style-name="P88">set |less</text:p>
          </table:table-cell>
          <table:table-cell table:style-name="Tabela2.B2" office:value-type="string">
            <text:p text:style-name="P87">Zwraca powyższą listę w skróconej formie. </text:p>
          </table:table-cell>
        </table:table-row>
        <table:table-row>
          <table:table-cell table:style-name="Tabela2.A2" office:value-type="string">
            <text:p text:style-name="P88">hostname</text:p>
          </table:table-cell>
          <table:table-cell table:style-name="Tabela2.B2" office:value-type="string">
            <text:p text:style-name="P87">Wyświetla nazwę komputera.</text:p>
          </table:table-cell>
        </table:table-row>
        <table:table-row>
          <table:table-cell table:style-name="Tabela2.A2" office:value-type="string">
            <text:p text:style-name="P88">hostname -i</text:p>
          </table:table-cell>
          <table:table-cell table:style-name="Tabela2.B2" office:value-type="string">
            <text:p text:style-name="P87">Wyświetla adres IP hosta. </text:p>
          </table:table-cell>
        </table:table-row>
        <table:table-row>
          <table:table-cell table:style-name="Tabela2.A2" office:value-type="string">
            <text:p text:style-name="P88">hostname -s</text:p>
          </table:table-cell>
          <table:table-cell table:style-name="Tabela2.B2" office:value-type="string">
            <text:p text:style-name="P87">Wyświetlenie nazwy komputera w skróconej formie. </text:p>
          </table:table-cell>
        </table:table-row>
        <table:table-row>
          <table:table-cell table:style-name="Tabela2.A2" office:value-type="string">
            <text:p text:style-name="P88">id</text:p>
          </table:table-cell>
          <table:table-cell table:style-name="Tabela2.B2" office:value-type="string">
            <text:p text:style-name="P87">Wyświetlenie identyfikatorów użytkownika. </text:p>
          </table:table-cell>
        </table:table-row>
        <table:table-row>
          <table:table-cell table:style-name="Tabela2.A2" office:value-type="string">
            <text:p text:style-name="P88">logname</text:p>
          </table:table-cell>
          <table:table-cell table:style-name="Tabela2.B2" office:value-type="string">
            <text:p text:style-name="P87">Wyświetlenie loginu użytkownika. </text:p>
          </table:table-cell>
        </table:table-row>
      </table:table>
      <text:p text:style-name="P21">Zadanie 3. </text:p>
      <text:p text:style-name="P33">Polecenie: </text:p>
      <text:list xml:id="list9100081302679275091" text:style-name="L3">
        <text:list-item>
          <text:p text:style-name="P108"><text:span text:style-name="T14">Wpisać do pliku konfiguracyjnego .bashrc następującą linię: </text:span><text:span text:style-name="Emphasis"><text:span text:style-name="T14">export BLABLA="ala ma kota".</text:span></text:span></text:p>
        </text:list-item>
        <text:list-item>
          <text:p text:style-name="P108"><text:span text:style-name="Emphasis"><text:span text:style-name="T14">Otworzyć nowy terminal.</text:span></text:span></text:p>
        </text:list-item>
        <text:list-item>
          <text:p text:style-name="P108"><text:span text:style-name="Emphasis"><text:span text:style-name="T14">Sprawdzić zawartość zmiennej BLABLA za pomocą: echo $BLABLA.</text:span></text:span></text:p>
        </text:list-item>
      </text:list>
      <text:p text:style-name="P109"><text:span text:style-name="Emphasis"><text:span text:style-name="T14"/></text:span></text:p>
      <text:p text:style-name="P109"><text:span text:style-name="Emphasis"><text:span text:style-name="T18">Działanie: </text:span></text:span></text:p>
      <text:p text:style-name="P112"><text:span text:style-name="Emphasis"><text:span text:style-name="T30">83613@st11-lab312:~$ vim .bashrc</text:span></text:span></text:p>
      <text:p text:style-name="P109"><text:span text:style-name="Emphasis"><text:span text:style-name="T26">export BLABLA=”ala ma kota”</text:span></text:span></text:p>
      <text:p text:style-name="P112"><text:span text:style-name="Emphasis"><text:span text:style-name="T30">83613@st11-lab312</text:span></text:span><text:span text:style-name="Emphasis"><text:span text:style-name="T30">:~$ echo $BLABLA</text:span></text:span></text:p>
      <text:p text:style-name="P109"><text:span text:style-name="Emphasis"><text:span text:style-name="T26">ala ma kota</text:span></text:span></text:p>
      <text:p text:style-name="P106"><text:span text:style-name="Emphasis"><text:span text:style-name="T14"/></text:span></text:p>
      <text:p text:style-name="P106"><text:span text:style-name="Emphasis"><text:span text:style-name="T14"/></text:span></text:p>
      <text:p text:style-name="P106"><text:soft-page-break/><text:span text:style-name="Emphasis"><text:span text:style-name="T38">Zadanie 4. </text:span></text:span></text:p>
      <text:p text:style-name="P106"><text:span text:style-name="Emphasis"><text:span text:style-name="T24">Opis komend:</text:span></text:span>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99">Komenda</text:p>
          </table:table-cell>
          <table:table-cell table:style-name="Tabela3.B1" office:value-type="string">
            <text:p text:style-name="P99">Znaczenie</text:p>
          </table:table-cell>
        </table:table-row>
        <table:table-row>
          <table:table-cell table:style-name="Tabela3.A2" office:value-type="string">
            <text:p text:style-name="P89">cd &lt;ścieżka&gt;</text:p>
          </table:table-cell>
          <table:table-cell table:style-name="Tabela3.B2" office:value-type="string">
            <text:p text:style-name="P90">Przejście do podanego katalogu. </text:p>
          </table:table-cell>
        </table:table-row>
        <table:table-row>
          <table:table-cell table:style-name="Tabela3.A2" office:value-type="string">
            <text:p text:style-name="P89">cd ..</text:p>
          </table:table-cell>
          <table:table-cell table:style-name="Tabela3.B2" office:value-type="string">
            <text:p text:style-name="P90">Przejście do katalogu nadrzędnego. </text:p>
          </table:table-cell>
        </table:table-row>
        <table:table-row>
          <table:table-cell table:style-name="Tabela3.A2" office:value-type="string">
            <text:p text:style-name="P89">cd -</text:p>
          </table:table-cell>
          <table:table-cell table:style-name="Tabela3.B2" office:value-type="string">
            <text:p text:style-name="P90">Przejście do katalogu, w którym byliśmy ostatnio. </text:p>
          </table:table-cell>
        </table:table-row>
        <table:table-row>
          <table:table-cell table:style-name="Tabela3.A2" office:value-type="string">
            <text:p text:style-name="P89">mv &lt;n1&gt;&lt;n2&gt;</text:p>
          </table:table-cell>
          <table:table-cell table:style-name="Tabela3.B2" office:value-type="string">
            <text:p text:style-name="P90">Zmiana nazwy lub położenia pliku. </text:p>
          </table:table-cell>
        </table:table-row>
        <table:table-row>
          <table:table-cell table:style-name="Tabela3.A2" office:value-type="string">
            <text:p text:style-name="P89">mv -i &lt;n1&gt;&lt;n2&gt;</text:p>
          </table:table-cell>
          <table:table-cell table:style-name="Tabela3.B2" office:value-type="string">
            <text:p text:style-name="P90">Zmiana położenia pliku (podmiana z istniejącym) pod warunkiem potwierdzenia przez użytkownika.</text:p>
          </table:table-cell>
        </table:table-row>
        <table:table-row>
          <table:table-cell table:style-name="Tabela3.A2" office:value-type="string">
            <text:p text:style-name="P89">mv -n &lt;n1&gt;&lt;n2&gt;</text:p>
          </table:table-cell>
          <table:table-cell table:style-name="Tabela3.B2" office:value-type="string">
            <text:p text:style-name="P90">Zmiana położenia pliku z zabezpieczeniem przed nadpisaniem. </text:p>
          </table:table-cell>
        </table:table-row>
        <table:table-row>
          <table:table-cell table:style-name="Tabela3.A2" office:value-type="string">
            <text:p text:style-name="P89">cp &lt;n1&gt;&lt;n2&gt;</text:p>
          </table:table-cell>
          <table:table-cell table:style-name="Tabela3.B2" office:value-type="string">
            <text:p text:style-name="P90">Kopiowanie pliku. </text:p>
          </table:table-cell>
        </table:table-row>
        <table:table-row>
          <table:table-cell table:style-name="Tabela3.A2" office:value-type="string">
            <text:p text:style-name="P89">cp -r &lt;n1&gt;&lt;n2&gt;</text:p>
          </table:table-cell>
          <table:table-cell table:style-name="Tabela3.B2" office:value-type="string">
            <text:p text:style-name="P90">Kopiowanie katalogu wraz z zawartością. </text:p>
          </table:table-cell>
        </table:table-row>
        <table:table-row>
          <table:table-cell table:style-name="Tabela3.A2" office:value-type="string">
            <text:p text:style-name="P89">cp -t &lt;docelowy&gt;&lt;pliki&gt;</text:p>
          </table:table-cell>
          <table:table-cell table:style-name="Tabela3.B2" office:value-type="string">
            <text:p text:style-name="P90">Kopiowanie wielu plików jednocześnie. </text:p>
          </table:table-cell>
        </table:table-row>
        <table:table-row>
          <table:table-cell table:style-name="Tabela3.A2" office:value-type="string">
            <text:p text:style-name="P89">cp -f &lt;n1&gt;&lt;n2&gt;</text:p>
          </table:table-cell>
          <table:table-cell table:style-name="Tabela3.B2" office:value-type="string">
            <text:p text:style-name="P90">Kopiowanie plików z jednoczesnym nadpisaniem. </text:p>
          </table:table-cell>
        </table:table-row>
        <table:table-row>
          <table:table-cell table:style-name="Tabela3.A2" office:value-type="string">
            <text:p text:style-name="P89">rm &lt;plik&gt;</text:p>
          </table:table-cell>
          <table:table-cell table:style-name="Tabela3.B2" office:value-type="string">
            <text:p text:style-name="P90">Usuwanie pliku. </text:p>
          </table:table-cell>
        </table:table-row>
        <table:table-row>
          <table:table-cell table:style-name="Tabela3.A2" office:value-type="string">
            <text:p text:style-name="P89">rm -r &lt;katalog&gt;</text:p>
          </table:table-cell>
          <table:table-cell table:style-name="Tabela3.B2" office:value-type="string">
            <text:p text:style-name="P90">Usuwanie katalogu bez zawartości zabezpieczonej. </text:p>
          </table:table-cell>
        </table:table-row>
        <table:table-row>
          <table:table-cell table:style-name="Tabela3.A2" office:value-type="string">
            <text:p text:style-name="P89">rm -rf &lt;katalog&gt;</text:p>
          </table:table-cell>
          <table:table-cell table:style-name="Tabela3.B2" office:value-type="string">
            <text:p text:style-name="P90">Usuwanie katalogu wraz zawartością zabezpieczoną. </text:p>
          </table:table-cell>
        </table:table-row>
        <table:table-row>
          <table:table-cell table:style-name="Tabela3.A2" office:value-type="string">
            <text:p text:style-name="P89">rm -f &lt;plik&gt;</text:p>
          </table:table-cell>
          <table:table-cell table:style-name="Tabela3.B2" office:value-type="string">
            <text:p text:style-name="P90">Usuwanie zabezpieczonego pliku. </text:p>
          </table:table-cell>
        </table:table-row>
        <table:table-row>
          <table:table-cell table:style-name="Tabela3.A2" office:value-type="string">
            <text:p text:style-name="P89">rm -i &lt;plik&gt;</text:p>
          </table:table-cell>
          <table:table-cell table:style-name="Tabela3.B2" office:value-type="string">
            <text:p text:style-name="P90">Usuwanie pliku za potwierdzeniem użytkownika. </text:p>
          </table:table-cell>
        </table:table-row>
        <table:table-row>
          <table:table-cell table:style-name="Tabela3.A2" office:value-type="string">
            <text:p text:style-name="P89">mkdir &lt;katalog&gt;</text:p>
          </table:table-cell>
          <table:table-cell table:style-name="Tabela3.B2" office:value-type="string">
            <text:p text:style-name="P90">Tworzenie nowego katalogu. </text:p>
          </table:table-cell>
        </table:table-row>
        <table:table-row>
          <table:table-cell table:style-name="Tabela3.A2" office:value-type="string">
            <text:p text:style-name="P89">mkdir -p &lt;katalog&gt;</text:p>
          </table:table-cell>
          <table:table-cell table:style-name="Tabela3.B2" office:value-type="string">
            <text:p text:style-name="P90">Tworzenie nowego katalogu wraz z katalogiem nadrzędnym, jeśli nie istnieje. </text:p>
          </table:table-cell>
        </table:table-row>
        <table:table-row>
          <table:table-cell table:style-name="Tabela3.A2" office:value-type="string">
            <text:p text:style-name="P105">mkdir -m &lt;oct&gt;&lt;katalog&gt;</text:p>
          </table:table-cell>
          <table:table-cell table:style-name="Tabela3.B2" office:value-type="string">
            <text:p text:style-name="P90">Tworzenie nowego katalogu z ustawianiem praw dostępu przez użytkownika. </text:p>
          </table:table-cell>
        </table:table-row>
        <table:table-row>
          <table:table-cell table:style-name="Tabela3.A2" office:value-type="string">
            <text:p text:style-name="P89">rmdir &lt;katalog&gt;</text:p>
          </table:table-cell>
          <table:table-cell table:style-name="Tabela3.B2" office:value-type="string">
            <text:p text:style-name="P90">Usuwanie katalogu bez zawartości. </text:p>
          </table:table-cell>
        </table:table-row>
      </table:table>
      <text:p text:style-name="P110"><text:span text:style-name="Emphasis"><text:span text:style-name="T25">Polecenie:</text:span></text:span></text:p>
      <text:p text:style-name="P110"><text:span text:style-name="Emphasis"><text:span text:style-name="T15">Stworzyć w katalogu domowym katalog A oraz B. W katalogu A katalog AA oraz BB. W katalogu AA katalog AAA oraz BBB. W katalogu B katalog CC. Teraz wykonać </text:span></text:span><text:span text:style-name="Emphasis"><text:span text:style-name="T29">cd</text:span></text:span><text:span text:style-name="Emphasis"><text:span text:style-name="T19"> </text:span></text:span><text:span text:style-name="Emphasis"><text:span text:style-name="T15">(bez parametrów, znajdziemy się w katalogu domowym) i jednym poleceniem przejść do katalogu BBB. Sprawdzić gdzie jesteśmy </text:span></text:span><text:span text:style-name="Emphasis"><text:span text:style-name="T29">pwd</text:span></text:span><text:span text:style-name="Emphasis"><text:span text:style-name="T15">. Następnie jednym poleceniem przejść do katalogu CC. Usunąć katalog CC. Usunąć katalog A. Usunąć katalog B.</text:span></text:span></text:p>
      <text:p text:style-name="P110"><text:span text:style-name="Emphasis"><text:span text:style-name="T19"/></text:span></text:p>
      <text:p text:style-name="P111"><text:span text:style-name="Emphasis"><text:span text:style-name="T20">Działanie:</text:span></text:span></text:p>
      <text:p text:style-name="P111"><text:span text:style-name="Emphasis"><text:span text:style-name="T26">83613@st11-lab312:</text:span></text:span><text:span text:style-name="Emphasis"><text:span text:style-name="T16"> ~ $ mkdir A</text:span></text:span></text:p>
      <text:p text:style-name="P111"><text:span text:style-name="Emphasis"><text:span text:style-name="T26">83613@st11-lab312:</text:span></text:span><text:span text:style-name="Emphasis"><text:span text:style-name="T16"> ~ $ mkdir B</text:span></text:span></text:p>
      <text:p text:style-name="P111"><text:span text:style-name="Emphasis"><text:span text:style-name="T26">83613@st11-lab312:</text:span></text:span><text:span text:style-name="Emphasis"><text:span text:style-name="T16"> ~ $ cd A</text:span></text:span></text:p>
      <text:p text:style-name="P111"><text:span text:style-name="Emphasis"><text:span text:style-name="T26">83613@st11-lab312:</text:span></text:span><text:span text:style-name="Emphasis"><text:span text:style-name="T16"> ~/A $ mkdir AA</text:span></text:span></text:p>
      <text:p text:style-name="P111"><text:span text:style-name="Emphasis"><text:span text:style-name="T26">83613@st11-lab312:</text:span></text:span><text:span text:style-name="Emphasis"><text:span text:style-name="T16"> ~/A $ mkdir BB</text:span></text:span></text:p>
      <text:p text:style-name="P111"><text:span text:style-name="Emphasis"><text:span text:style-name="T26">83613@st11-lab312:</text:span></text:span><text:span text:style-name="Emphasis"><text:span text:style-name="T16"> ~/A $ cd AA</text:span></text:span></text:p>
      <text:p text:style-name="P111"><text:span text:style-name="Emphasis"><text:span text:style-name="T26">83613@st11-lab312:</text:span></text:span><text:span text:style-name="Emphasis"><text:span text:style-name="T16"> ~/A/AA $ mkdir AAA</text:span></text:span></text:p>
      <text:p text:style-name="P111"><text:soft-page-break/><text:span text:style-name="Emphasis"><text:span text:style-name="T26">83613@st11-lab312:</text:span></text:span><text:span text:style-name="Emphasis"><text:span text:style-name="T16"> ~/A/AA $ mkdir BBB</text:span></text:span></text:p>
      <text:p text:style-name="P111"><text:span text:style-name="Emphasis"><text:span text:style-name="T26">83613@st11-lab312:</text:span></text:span><text:span text:style-name="Emphasis"><text:span text:style-name="T16"> ~/A/AA $ cd ../../B</text:span></text:span></text:p>
      <text:p text:style-name="P111"><text:span text:style-name="Emphasis"><text:span text:style-name="T28">8</text:span></text:span><text:span text:style-name="Emphasis"><text:span text:style-name="T26">3613@st11-lab312:</text:span></text:span><text:span text:style-name="Emphasis"><text:span text:style-name="T16"> ~/B $ mkdir CC</text:span></text:span></text:p>
      <text:p text:style-name="P111"><text:span text:style-name="Emphasis"><text:span text:style-name="T26">83613@st11-lab312:</text:span></text:span><text:span text:style-name="Emphasis"><text:span text:style-name="T16"> ~/B $ cd</text:span></text:span></text:p>
      <text:p text:style-name="P111"><text:span text:style-name="Emphasis"><text:span text:style-name="T26">83613@st11-lab312:</text:span></text:span><text:span text:style-name="Emphasis"><text:span text:style-name="T16"> ~ $ cd A/AA/BBB</text:span></text:span></text:p>
      <text:p text:style-name="P111"><text:span text:style-name="Emphasis"><text:span text:style-name="T26">83613@st11-lab312:</text:span></text:span><text:span text:style-name="Emphasis"><text:span text:style-name="T16"> ~/A/AA/BBB $ pwd</text:span></text:span></text:p>
      <text:p text:style-name="P111"><text:span text:style-name="Emphasis"><text:span text:style-name="T16">/home/</text:span></text:span><text:span text:style-name="Emphasis"><text:span text:style-name="T26">83613</text:span></text:span><text:span text:style-name="Emphasis"><text:span text:style-name="T16">/A/AA/BBB</text:span></text:span></text:p>
      <text:p text:style-name="P111"><text:span text:style-name="Emphasis"><text:span text:style-name="T26">83613@st11-lab312:</text:span></text:span><text:span text:style-name="Emphasis"><text:span text:style-name="T16"> ~/A/AA/BBB $ cd ../../../B/CC</text:span></text:span></text:p>
      <text:p text:style-name="P111"><text:span text:style-name="Emphasis"><text:span text:style-name="T26">83613@st11-lab312:</text:span></text:span><text:span text:style-name="Emphasis"><text:span text:style-name="T16"> ~/B/CC $ cd ..</text:span></text:span></text:p>
      <text:p text:style-name="P111"><text:span text:style-name="Emphasis"><text:span text:style-name="T26">83613@st11-lab312:</text:span></text:span><text:span text:style-name="Emphasis"><text:span text:style-name="T16"> ~/B $ rmdir CC</text:span></text:span></text:p>
      <text:p text:style-name="P111"><text:span text:style-name="Emphasis"><text:span text:style-name="T26">83613@st11-lab312:</text:span></text:span><text:span text:style-name="Emphasis"><text:span text:style-name="T16"> ~/B $ cd</text:span></text:span></text:p>
      <text:p text:style-name="P111"><text:span text:style-name="Emphasis"><text:span text:style-name="T26">83613@st11-lab312:</text:span></text:span><text:span text:style-name="Emphasis"><text:span text:style-name="T16"> ~ $ rm -rf A</text:span></text:span></text:p>
      <text:p text:style-name="P111"><text:span text:style-name="Emphasis"><text:span text:style-name="T26">83613@st11-lab312:</text:span></text:span><text:span text:style-name="Emphasis"><text:span text:style-name="T16"> ~ $ rm -rf B</text:span></text:span></text:p>
      <text:p text:style-name="P111"><text:span text:style-name="Emphasis"><text:span text:style-name="T16"/></text:span></text:p>
      <text:p text:style-name="P111"><text:span text:style-name="Emphasis"><text:span text:style-name="T37">Zadanie 5.</text:span></text:span></text:p>
      <text:p text:style-name="P111"><text:span text:style-name="Emphasis"><text:span text:style-name="T32"/></text:span></text:p>
      <text:p text:style-name="P107"><text:span text:style-name="Emphasis"><text:span text:style-name="T21">Opis komend:</text:span></text:span>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00">Komenda</text:p>
          </table:table-cell>
          <table:table-cell table:style-name="Tabela4.B1" office:value-type="string">
            <text:p text:style-name="P100">Znaczenie</text:p>
          </table:table-cell>
        </table:table-row>
        <table:table-row>
          <table:table-cell table:style-name="Tabela4.A2" office:value-type="string">
            <text:p text:style-name="P91">cat &lt;plik&gt;</text:p>
          </table:table-cell>
          <table:table-cell table:style-name="Tabela4.B2" office:value-type="string">
            <text:p text:style-name="P92">Wyświetla zawartość pliku. </text:p>
          </table:table-cell>
        </table:table-row>
        <table:table-row>
          <table:table-cell table:style-name="Tabela4.A2" office:value-type="string">
            <text:p text:style-name="P91">head &lt;plik&gt;</text:p>
          </table:table-cell>
          <table:table-cell table:style-name="Tabela4.B2" office:value-type="string">
            <text:p text:style-name="P92">Wyświetla pierwsze kilka linii pliku. </text:p>
          </table:table-cell>
        </table:table-row>
        <table:table-row>
          <table:table-cell table:style-name="Tabela4.A2" office:value-type="string">
            <text:p text:style-name="P91">tail &lt;plik&gt;</text:p>
          </table:table-cell>
          <table:table-cell table:style-name="Tabela4.B2" office:value-type="string">
            <text:p text:style-name="P92">Wyświetla ostatnie kilka linii pliku. </text:p>
          </table:table-cell>
        </table:table-row>
        <table:table-row>
          <table:table-cell table:style-name="Tabela4.A2" office:value-type="string">
            <text:p text:style-name="P91">tail -f &lt;plik&gt;</text:p>
          </table:table-cell>
          <table:table-cell table:style-name="Tabela4.B2" office:value-type="string">
            <text:p text:style-name="P92">Wyświetla ostatnie linie pliku – przydatne przy śledzeniu plików logowania. </text:p>
          </table:table-cell>
        </table:table-row>
        <table:table-row>
          <table:table-cell table:style-name="Tabela4.A2" office:value-type="string">
            <text:p text:style-name="P91">ln -s &lt;plik&gt;&lt;link&gt;</text:p>
          </table:table-cell>
          <table:table-cell table:style-name="Tabela4.B2" office:value-type="string">
            <text:p text:style-name="P92">Tworzenie linku symbolicznego do pliku. </text:p>
          </table:table-cell>
        </table:table-row>
        <table:table-row>
          <table:table-cell table:style-name="Tabela4.A2" office:value-type="string">
            <text:p text:style-name="P91">more &lt;plik&gt;</text:p>
          </table:table-cell>
          <table:table-cell table:style-name="Tabela4.B2" office:value-type="string">
            <text:p text:style-name="P92">Wyświetlanie zawartości pliku z zatrzymywaniem po każdym ekranie. </text:p>
          </table:table-cell>
        </table:table-row>
        <table:table-row>
          <table:table-cell table:style-name="Tabela4.A2" office:value-type="string">
            <text:p text:style-name="P91">wc &lt;plik&gt;</text:p>
          </table:table-cell>
          <table:table-cell table:style-name="Tabela4.B2" office:value-type="string">
            <text:p text:style-name="P92">Zliczanie znaków, słów i linii w pliku. </text:p>
          </table:table-cell>
        </table:table-row>
      </table:table>
      <text:p text:style-name="P8"/>
      <text:p text:style-name="P19"><text:span text:style-name="T63">Zadanie 6.</text:span> </text:p>
      <text:p text:style-name="P107"><text:span text:style-name="Emphasis"><text:span text:style-name="T21">Opis komend:</text:span></text:span>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00">Komenda</text:p>
          </table:table-cell>
          <table:table-cell table:style-name="Tabela5.B1" office:value-type="string">
            <text:p text:style-name="P100">Znaczenie</text:p>
          </table:table-cell>
        </table:table-row>
        <table:table-row>
          <table:table-cell table:style-name="Tabela5.A2" office:value-type="string">
            <text:p text:style-name="P91">ps</text:p>
          </table:table-cell>
          <table:table-cell table:style-name="Tabela5.B2" office:value-type="string">
            <text:p text:style-name="P92">Pokazuje bieżące procesy w systemie. </text:p>
          </table:table-cell>
        </table:table-row>
        <table:table-row>
          <table:table-cell table:style-name="Tabela5.A2" office:value-type="string">
            <text:p text:style-name="P91">ps -efa</text:p>
          </table:table-cell>
          <table:table-cell table:style-name="Tabela5.B2" office:value-type="string">
            <text:p text:style-name="P92">Pokazuje wszystkie procesy systemu w formie długiej. </text:p>
          </table:table-cell>
        </table:table-row>
        <table:table-row>
          <table:table-cell table:style-name="Tabela5.A2" office:value-type="string">
            <text:p text:style-name="P91">ps -efa |grep &lt;wzorzec&gt;</text:p>
          </table:table-cell>
          <table:table-cell table:style-name="Tabela5.B2" office:value-type="string">
            <text:p text:style-name="P92">Pokazuje wszystkie procesy systemu w formie długiej, ale wyświetla procesy tylko i wyłącznie, które mają w nazwie podany wzorzec. </text:p>
          </table:table-cell>
        </table:table-row>
        <table:table-row>
          <table:table-cell table:style-name="Tabela5.A2" office:value-type="string">
            <text:p text:style-name="P91">kill -sygnał pid</text:p>
          </table:table-cell>
          <table:table-cell table:style-name="Tabela5.B2" office:value-type="string">
            <text:p text:style-name="P92">Wysyła do podanego procesu określony sygnał. </text:p>
          </table:table-cell>
        </table:table-row>
        <table:table-row>
          <table:table-cell table:style-name="Tabela5.A2" office:value-type="string">
            <text:p text:style-name="P91">killall pid/nazwa</text:p>
          </table:table-cell>
          <table:table-cell table:style-name="Tabela5.B2" office:value-type="string">
            <text:p text:style-name="P92">Usuwa proces o podanym identyfikatorze lub wszystkie procesy spokrewnione z podaną nazwą. </text:p>
          </table:table-cell>
        </table:table-row>
        <table:table-row>
          <table:table-cell table:style-name="Tabela5.A2" office:value-type="string">
            <text:p text:style-name="P91">top</text:p>
          </table:table-cell>
          <table:table-cell table:style-name="Tabela5.B2" office:value-type="string">
            <text:p text:style-name="P92">Pokazuje najbardziej zasobożerne procesy i ich statystyki. </text:p>
          </table:table-cell>
        </table:table-row>
        <table:table-row>
          <table:table-cell table:style-name="Tabela5.A2" office:value-type="string">
            <text:p text:style-name="P91">bg</text:p>
          </table:table-cell>
          <table:table-cell table:style-name="Tabela5.B2" office:value-type="string">
            <text:p text:style-name="P92">Umieszcza działającą pracę w tle. </text:p>
          </table:table-cell>
        </table:table-row>
        <table:table-row>
          <table:table-cell table:style-name="Tabela5.A2" office:value-type="string">
            <text:p text:style-name="P91">fg</text:p>
          </table:table-cell>
          <table:table-cell table:style-name="Tabela5.B2" office:value-type="string">
            <text:p text:style-name="P92">Wznawia wstrzymaną pracę w tle. </text:p>
          </table:table-cell>
        </table:table-row>
        <text:soft-page-break/>
        <table:table-row>
          <table:table-cell table:style-name="Tabela5.A2" office:value-type="string">
            <text:p text:style-name="P91">&gt; <text:s/>&gt;&gt; <text:s/>|</text:p>
          </table:table-cell>
          <table:table-cell table:style-name="Tabela5.B2" office:value-type="string">
            <text:p text:style-name="P91">Przekierowanie. </text:p>
          </table:table-cell>
        </table:table-row>
        <table:table-row>
          <table:table-cell table:style-name="Tabela5.A2" office:value-type="string">
            <text:p text:style-name="P91">&amp;</text:p>
          </table:table-cell>
          <table:table-cell table:style-name="Tabela5.B2" office:value-type="string">
            <text:p text:style-name="P91">Uruchomienie pracy w tle. </text:p>
          </table:table-cell>
        </table:table-row>
      </table:table>
      <text:p text:style-name="P9">Polecenie:</text:p>
      <text:p text:style-name="P11"><text:span text:style-name="T10">Uruchomić polecenie </text:span><text:span text:style-name="T11">l</text:span><text:span text:style-name="Emphasis"><text:span text:style-name="T7">s &gt; plik.txt</text:span></text:span><text:span text:style-name="Emphasis"><text:span text:style-name="T13"> </text:span></text:span><text:span text:style-name="T10">co będzie zawartością pliku </text:span><text:span text:style-name="Emphasis"><text:span text:style-name="T7">plik.txt</text:span></text:span><text:span text:style-name="T10">? Można posłużyć się poleceniem </text:span><text:span text:style-name="Emphasis"><text:span text:style-name="T7">more </text:span></text:span><text:span text:style-name="T10">lub </text:span><text:span text:style-name="Emphasis"><text:span text:style-name="T7">cat</text:span></text:span><text:span text:style-name="T10">. Jaka jest wielkość pliku? </text:span><text:span text:style-name="T58"><text:line-break/></text:span><text:span text:style-name="T10">Teraz wykonać to samo ale z przekierowaniem </text:span><text:span text:style-name="Emphasis"><text:span text:style-name="T7">&gt;&gt;</text:span></text:span><text:span text:style-name="T10">. Jaka jest wielkość pliku? Powtórzyć operacje <text:s text:c="17"/>z pojedy</text:span><text:span text:style-name="T11">n</text:span><text:span text:style-name="T10">czym przekierowaniem i jeszcze raz sprawdzić wielkość pliku.</text:span></text:p>
      <text:p text:style-name="P11"><text:span text:style-name="T10"/></text:p>
      <text:p text:style-name="P39">Działanie:</text:p>
      <text:p text:style-name="P34">83613@st1<text:span text:style-name="T59">1</text:span>-lab312:~$ ls &gt; plik.txt</text:p>
      <text:p text:style-name="P34">83613@st1<text:span text:style-name="T59">1</text:span>-lab312:~$ cat plik.txt</text:p>
      <text:p text:style-name="P34">Cookies</text:p>
      <text:p text:style-name="P34">Dane aplikacji</text:p>
      <text:p text:style-name="P34">Dokumenty</text:p>
      <text:p text:style-name="P34">IETldCache</text:p>
      <text:p text:style-name="P34">Menu Start</text:p>
      <text:p text:style-name="P34">Moje dokumenty</text:p>
      <text:p text:style-name="P34">Muzyka</text:p>
      <text:p text:style-name="P34">NetHood</text:p>
      <text:p text:style-name="P34">NTUSER.DAT</text:p>
      <text:p text:style-name="P34">ntuser.dat.LOG</text:p>
      <text:p text:style-name="P34">ntuser.ini</text:p>
      <text:p text:style-name="P34">Obrazy</text:p>
      <text:p text:style-name="P34">plik.txt</text:p>
      <text:p text:style-name="P34">Pobrane</text:p>
      <text:p text:style-name="P34">PrintHood</text:p>
      <text:p text:style-name="P34">Publiczny</text:p>
      <text:p text:style-name="P34">Pulpit</text:p>
      <text:p text:style-name="P34">PW</text:p>
      <text:p text:style-name="P34">Recent</text:p>
      <text:p text:style-name="P34">SendTo</text:p>
      <text:p text:style-name="P34">Szablony</text:p>
      <text:p text:style-name="P34">Ulubione</text:p>
      <text:p text:style-name="P34">_viminfo</text:p>
      <text:p text:style-name="P34">Wideo</text:p>
      <text:p text:style-name="P66"><text:span text:style-name="T55">83613@st11-lab312:~$ ls -l| grep plik.txt</text:span></text:p>
      <text:p text:style-name="P38">-rw------- 1 83613 użytkownicy^domeny <text:s text:c="3"/>252 paź 16 <text:s/>2017 plik.txt</text:p>
      <text:p text:style-name="P38"><text:span text:style-name="T6">83613@st1</text:span><text:span text:style-name="T5">1</text:span><text:span text:style-name="T6">-lab312:~$ ls &gt;</text:span><text:span text:style-name="T5">&gt;</text:span><text:span text:style-name="T6"> plik.txt</text:span></text:p>
      <text:p text:style-name="P38"><text:span text:style-name="T5">83613@st11-lab312:~$ ls -l| grep plik.txt</text:span></text:p>
      <text:p text:style-name="P38">-rw------- 1 83613 użytkownicy^domeny <text:s text:c="3"/>504 paź 16 <text:s/>2017 plik.txt</text:p>
      <text:p text:style-name="P38"><text:span text:style-name="T6">83613@st1</text:span><text:span text:style-name="T5">1</text:span><text:span text:style-name="T6">-lab312:~$ ls &gt; plik.txt</text:span></text:p>
      <text:p text:style-name="P38"><text:span text:style-name="T6">83613@st11-lab312:~$ ls -l| grep plik.txt</text:span></text:p>
      <text:p text:style-name="P38">-rw------- 1 83613 użytkownicy^domeny <text:s text:c="3"/>252 paź 16 <text:s/>2017 plik.txt</text:p>
      <text:p text:style-name="P38"/>
      <text:p text:style-name="P38"/>
      <text:p text:style-name="P38"/>
      <text:p text:style-name="P38"/>
      <text:p text:style-name="P38"/>
      <text:p text:style-name="P61"><text:soft-page-break/>Zadanie 7.</text:p>
      <text:p text:style-name="P64"/>
      <text:p text:style-name="P43">Opis komend:</text:p>
      <text:p text:style-name="P43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01">Komenda</text:p>
          </table:table-cell>
          <table:table-cell table:style-name="Tabela6.B1" office:value-type="string">
            <text:p text:style-name="P101">Znaczenie</text:p>
          </table:table-cell>
        </table:table-row>
        <table:table-row>
          <table:table-cell table:style-name="Tabela6.A2" office:value-type="string">
            <text:p text:style-name="P93">tty</text:p>
          </table:table-cell>
          <table:table-cell table:style-name="Tabela6.B2" office:value-type="string">
            <text:p text:style-name="P93">Wyświetlenie bieżącego urządzenia terminala.</text:p>
          </table:table-cell>
        </table:table-row>
        <table:table-row>
          <table:table-cell table:style-name="Tabela6.A2" office:value-type="string">
            <text:p text:style-name="P93">type &lt;program&gt;</text:p>
          </table:table-cell>
          <table:table-cell table:style-name="Tabela6.B2" office:value-type="string">
            <text:p text:style-name="P93">Zwraca pełną ścieżkę do programu. </text:p>
          </table:table-cell>
        </table:table-row>
        <table:table-row>
          <table:table-cell table:style-name="Tabela6.A2" office:value-type="string">
            <text:p text:style-name="P93">uname</text:p>
          </table:table-cell>
          <table:table-cell table:style-name="Tabela6.B2" office:value-type="string">
            <text:p text:style-name="P93">Zwraca podstawową informację na temat komputera.</text:p>
          </table:table-cell>
        </table:table-row>
        <table:table-row>
          <table:table-cell table:style-name="Tabela6.A2" office:value-type="string">
            <text:p text:style-name="P93">uname -a</text:p>
          </table:table-cell>
          <table:table-cell table:style-name="Tabela6.B2" office:value-type="string">
            <text:p text:style-name="P93">Zwraca informację na temat komputera wraz z wersją jądra systemu. </text:p>
          </table:table-cell>
        </table:table-row>
      </table:table>
      <text:p text:style-name="P13"/>
      <text:p text:style-name="P20">Zadanie 8.</text:p>
      <text:p text:style-name="P28">Opis komend:</text:p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02">Komenda</text:p>
          </table:table-cell>
          <table:table-cell table:style-name="Tabela7.B1" office:value-type="string">
            <text:p text:style-name="P102">Znaczenie</text:p>
          </table:table-cell>
        </table:table-row>
        <table:table-row>
          <table:table-cell table:style-name="Tabela7.A2" office:value-type="string">
            <text:p text:style-name="P95">a,A,i,I,o,O</text:p>
          </table:table-cell>
          <table:table-cell table:style-name="Tabela7.B2" office:value-type="string">
            <text:p text:style-name="P96">Rozpoczynanie pisania – poszczególne z komend różnią się pierwotnym położeniem kursora. </text:p>
          </table:table-cell>
        </table:table-row>
        <table:table-row>
          <table:table-cell table:style-name="Tabela7.A2" office:value-type="string">
            <text:p text:style-name="P95">esc</text:p>
          </table:table-cell>
          <table:table-cell table:style-name="Tabela7.B2" office:value-type="string">
            <text:p text:style-name="P96">Opuszczanie trybów. </text:p>
          </table:table-cell>
        </table:table-row>
        <table:table-row>
          <table:table-cell table:style-name="Tabela7.A2" office:value-type="string">
            <text:p text:style-name="P95">up,down,right,left,h,j,k,l,pgup,pgdn,n,N,”,ma ~a</text:p>
          </table:table-cell>
          <table:table-cell table:style-name="Tabela7.B2" office:value-type="string">
            <text:p text:style-name="P96">Poruszanie się. </text:p>
          </table:table-cell>
        </table:table-row>
        <table:table-row>
          <table:table-cell table:style-name="Tabela7.A2" office:value-type="string">
            <text:p text:style-name="P95">x,d,D</text:p>
          </table:table-cell>
          <table:table-cell table:style-name="Tabela7.B2" office:value-type="string">
            <text:p text:style-name="P96">Kasowanie.</text:p>
          </table:table-cell>
        </table:table-row>
        <table:table-row>
          <table:table-cell table:style-name="Tabela7.A2" office:value-type="string">
            <text:p text:style-name="P95">y,Y,yw,nY,ny</text:p>
          </table:table-cell>
          <table:table-cell table:style-name="Tabela7.B2" office:value-type="string">
            <text:p text:style-name="P96">Kopiowanie. </text:p>
          </table:table-cell>
        </table:table-row>
        <table:table-row>
          <table:table-cell table:style-name="Tabela7.A2" office:value-type="string">
            <text:p text:style-name="P95">p</text:p>
          </table:table-cell>
          <table:table-cell table:style-name="Tabela7.B2" office:value-type="string">
            <text:p text:style-name="P96">Wklejanie schowka. </text:p>
          </table:table-cell>
        </table:table-row>
        <table:table-row>
          <table:table-cell table:style-name="Tabela7.A2" office:value-type="string">
            <text:p text:style-name="P94">/,<text:span text:style-name="T60">n,N,*,#</text:span></text:p>
          </table:table-cell>
          <table:table-cell table:style-name="Tabela7.B2" office:value-type="string">
            <text:p text:style-name="P96">Wyszukiwanie. </text:p>
          </table:table-cell>
        </table:table-row>
        <table:table-row>
          <table:table-cell table:style-name="Tabela7.A2" office:value-type="string">
            <text:p text:style-name="P95">cw,r</text:p>
          </table:table-cell>
          <table:table-cell table:style-name="Tabela7.B2" office:value-type="string">
            <text:p text:style-name="P96">Zamienianie. </text:p>
          </table:table-cell>
        </table:table-row>
        <table:table-row>
          <table:table-cell table:style-name="Tabela7.A2" office:value-type="string">
            <text:p text:style-name="P95">q,q!,wq</text:p>
          </table:table-cell>
          <table:table-cell table:style-name="Tabela7.B2" office:value-type="string">
            <text:p text:style-name="P96">Opuszczenie edytora VIM.</text:p>
          </table:table-cell>
        </table:table-row>
        <table:table-row>
          <table:table-cell table:style-name="Tabela7.A2" office:value-type="string">
            <text:p text:style-name="P95">:set</text:p>
          </table:table-cell>
          <table:table-cell table:style-name="Tabela7.B2" office:value-type="string">
            <text:p text:style-name="P96">Wejście do ustawień edytora VIM.</text:p>
          </table:table-cell>
        </table:table-row>
        <table:table-row>
          <table:table-cell table:style-name="Tabela7.A2" office:value-type="string">
            <text:p text:style-name="P95">.vimrc</text:p>
          </table:table-cell>
          <table:table-cell table:style-name="Tabela7.B2" office:value-type="string">
            <text:p text:style-name="P96">Nazwa pliku konfiguracyjnego edytora VIM.</text:p>
          </table:table-cell>
        </table:table-row>
      </table:table>
      <text:p text:style-name="P14"/>
      <text:p text:style-name="P20">Zadanie 9. </text:p>
      <text:p text:style-name="P30"><text:span text:style-name="T48">Opis komend: </text:span></text:p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02">Komenda</text:p>
          </table:table-cell>
          <table:table-cell table:style-name="Tabela8.B1" office:value-type="string">
            <text:p text:style-name="P102">Znaczenie</text:p>
          </table:table-cell>
        </table:table-row>
        <table:table-row>
          <table:table-cell table:style-name="Tabela8.A2" office:value-type="string">
            <text:p text:style-name="P93">mount</text:p>
          </table:table-cell>
          <table:table-cell table:style-name="Tabela8.B2" office:value-type="string">
            <text:p text:style-name="P93">Montaż nośnika (dla dyskietki: mount/mnt/floppy).</text:p>
          </table:table-cell>
        </table:table-row>
        <table:table-row>
          <table:table-cell table:style-name="Tabela8.A2" office:value-type="string">
            <text:p text:style-name="P93">umout</text:p>
          </table:table-cell>
          <table:table-cell table:style-name="Tabela8.B2" office:value-type="string">
            <text:p text:style-name="P93">Demontaż nośnika (dla dyskietki: <text:span text:style-name="T60">mount/mnt/floppy).</text:span></text:p>
          </table:table-cell>
        </table:table-row>
      </table:table>
      <text:p text:style-name="P12">W niektórych systemach UNIXowych montowanie odbywa się w katalogu /media zamiast /mnt. </text:p>
      <text:p text:style-name="P12"/>
      <text:p text:style-name="P12"/>
      <text:p text:style-name="P12"/>
      <text:p text:style-name="P12"/>
      <text:p text:style-name="P12"/>
      <text:p text:style-name="P12"/>
      <text:p text:style-name="P17"><text:soft-page-break/>Zadanie 10. </text:p>
      <text:p text:style-name="P10"/>
      <text:p text:style-name="P10">Opis komend:</text:p>
      <text:p text:style-name="P16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102">Komenda</text:p>
          </table:table-cell>
          <table:table-cell table:style-name="Tabela9.B1" office:value-type="string">
            <text:p text:style-name="P102">Znaczenie</text:p>
          </table:table-cell>
        </table:table-row>
        <table:table-row>
          <table:table-cell table:style-name="Tabela9.A2" office:value-type="string">
            <text:p text:style-name="P95">gcc plik.c -o nazwa_programu</text:p>
          </table:table-cell>
          <table:table-cell table:style-name="Tabela9.B2" office:value-type="string">
            <text:p text:style-name="P96">Kompiluje kod w pliku źródłowym plik.c oraz zapisuje wynik kompilacji do pliku wyjściowego. </text:p>
          </table:table-cell>
        </table:table-row>
        <table:table-row>
          <table:table-cell table:style-name="Tabela9.A2" office:value-type="string">
            <text:p text:style-name="P95">gcc plik.c -Wall -o nazwa_programu</text:p>
          </table:table-cell>
          <table:table-cell table:style-name="Tabela9.B2" office:value-type="string">
            <text:p text:style-name="P96">Kompiluje <text:span text:style-name="T61">kod w pliku źródłowym plik.c oraz zapisuje wynik kompilacji do pliku wyjściowego oraz wyświetla błędy <text:s text:c="17"/>i ostrzeżenia kompilacji. </text:span></text:p>
          </table:table-cell>
        </table:table-row>
        <table:table-row>
          <table:table-cell table:style-name="Tabela9.A2" office:value-type="string">
            <text:p text:style-name="P95">-<text:span text:style-name="T61">I&lt;ścieżka_includów&gt;</text:span></text:p>
          </table:table-cell>
          <table:table-cell table:style-name="Tabela9.B2" office:value-type="string">
            <text:p text:style-name="P97">Flaga umożliwiająca dodanie załączników. </text:p>
          </table:table-cell>
        </table:table-row>
        <table:table-row>
          <table:table-cell table:style-name="Tabela9.A2" office:value-type="string">
            <text:p text:style-name="P95">-<text:span text:style-name="T61">L&lt;ścieżka_bibliotek&gt;</text:span></text:p>
          </table:table-cell>
          <table:table-cell table:style-name="Tabela9.B2" office:value-type="string">
            <text:p text:style-name="P97">Flaga umożliwiająca dodanie wielu bibliotek. </text:p>
          </table:table-cell>
        </table:table-row>
        <table:table-row>
          <table:table-cell table:style-name="Tabela9.A2" office:value-type="string">
            <text:p text:style-name="P95">-<text:span text:style-name="T61">l&lt;ścieżka_biblioteki&gt;</text:span></text:p>
          </table:table-cell>
          <table:table-cell table:style-name="Tabela9.B2" office:value-type="string">
            <text:p text:style-name="P97">Flaga umożliwiająca dodanie pojedynczej biblioteki. </text:p>
          </table:table-cell>
        </table:table-row>
      </table:table>
      <text:p text:style-name="P15"/>
      <text:p text:style-name="P40">Polecenie:</text:p>
      <text:p text:style-name="P67">Napisać prosty program typu "hello world" i go skompilować. Kompilacja odbywa się za pomocą kompilatora gcc. </text:p>
      <text:p text:style-name="P67"/>
      <text:p text:style-name="P69">Kod źródłowy:</text:p>
      <text:p text:style-name="P74">#include &lt;stdio.h&gt;</text:p>
      <text:p text:style-name="P73"/>
      <text:p text:style-name="P73"><text:span text:style-name="T67">int</text:span> main(<text:span text:style-name="T67">void</text:span>)</text:p>
      <text:p text:style-name="P73">{</text:p>
      <text:p text:style-name="P73"><text:s text:c="8"/>printf(<text:span text:style-name="T68">"Hello world!\n"</text:span>);</text:p>
      <text:p text:style-name="P73"><text:s text:c="8"/><text:span text:style-name="T69">return</text:span> <text:span text:style-name="T68">0</text:span>;</text:p>
      <text:p text:style-name="P73">}</text:p>
      <text:p text:style-name="P73"/>
      <text:p text:style-name="P69">Działanie:</text:p>
      <text:p text:style-name="P68">83613@st11-lab312:~/PW$ gcc zad10.c -Wall -o zad10</text:p>
      <text:p text:style-name="P68">83613@st11-lab312:~/PW$ ./zad10</text:p>
      <text:p text:style-name="P68">Hello world!</text:p>
      <text:p text:style-name="P68"/>
      <text:p text:style-name="P72">Zadanie 1<text:span text:style-name="T62">1</text:span>. </text:p>
      <text:p text:style-name="P71"/>
      <text:p text:style-name="P70">Opis teoretyczny:</text:p>
      <text:p text:style-name="P29">Ogólny wygląd podstawowej funkcji inicjującej main:<text:span text:style-name="T47"> </text:span><text:span text:style-name="T1">int main(int argc, char *argv[]) </text:span>lub<text:span text:style-name="T1"> int main(int argc, char **argv).</text:span></text:p>
      <text:p text:style-name="P36">Opis parametrów: </text:p>
      <text:list xml:id="list7410176215501817224" text:style-name="L7">
        <text:list-item>
          <text:p text:style-name="P35"><text:span text:style-name="T1">int argc </text:span>– liczba ciągów znaków</text:p>
        </text:list-item>
        <text:list-item>
          <text:p text:style-name="P35"><text:span text:style-name="T1">char *argv[]</text:span> lub <text:span text:style-name="T1">char **argv</text:span> – wskaźnik do tablicy przechowującej ciągi znaków. </text:p>
        </text:list-item>
      </text:list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41"><text:soft-page-break/>Polecenie:</text:p>
      <text:p text:style-name="P27"><text:span text:style-name="T9">Napisać program wyświetlający parametry wejściowe. Każdy parametr powinien być wyświetlony w osobnym wierszu i w odwrotnej kolejności podawania. </text:span></text:p>
      <text:p text:style-name="P42">Kod źródłowy: </text:p>
      <text:p text:style-name="P32">#include &lt;stdio.h&gt;</text:p>
      <text:p text:style-name="P75"><text:span text:style-name="T67">int</text:span> main(<text:span text:style-name="T67">int</text:span> argc, <text:span text:style-name="T67">char</text:span> *argv[])</text:p>
      <text:p text:style-name="P75">{</text:p>
      <text:p text:style-name="P75"><text:s text:c="8"/><text:span text:style-name="T67">int</text:span> i=argc-<text:span text:style-name="T68">1</text:span>;</text:p>
      <text:p text:style-name="P75"><text:s text:c="8"/><text:span text:style-name="T69">for</text:span>(;i&gt;<text:span text:style-name="T68">0</text:span>;i--)</text:p>
      <text:p text:style-name="P75"><text:s text:c="8"/>{</text:p>
      <text:p text:style-name="P75"><text:s text:c="16"/>printf(<text:span text:style-name="T68">"</text:span><text:span text:style-name="T70">%s\n</text:span><text:span text:style-name="T68">"</text:span>,argv[i]);</text:p>
      <text:p text:style-name="P75"><text:s text:c="8"/>}</text:p>
      <text:p text:style-name="P75"><text:s text:c="8"/><text:span text:style-name="T69">return</text:span> <text:span text:style-name="T68">0</text:span>;</text:p>
      <text:p text:style-name="P75">}</text:p>
      <text:p text:style-name="P75"/>
      <text:p text:style-name="P44">Działanie:</text:p>
      <text:p text:style-name="P37">83613@st11-lab312:~/PW$ gcc zad11.c -Wall -o zad11</text:p>
      <text:p text:style-name="P37">83613@st11-lab312:~/PW$ ./zad11 ala ma kot<text:span text:style-name="T64">a</text:span></text:p>
      <text:p text:style-name="P37">kota</text:p>
      <text:p text:style-name="P37">ma</text:p>
      <text:p text:style-name="P37">ala</text:p>
      <text:p text:style-name="P75"/>
      <text:p text:style-name="P62">Zadanie 12. </text:p>
      <text:p text:style-name="P60"/>
      <text:p text:style-name="P45">Opis teoretyczny:</text:p>
      <text:p text:style-name="P52">Lista zmiennych środowiskowych jest przekazywania podczas wykonywania programu i umieszczana w przestrzeni danych procesu. Jest to tablica wskaźników do ciągów znaków. Naturalnie jest zakończona wskaźnikiem <text:span text:style-name="T1">NULL</text:span>. Można ją również <text:span text:style-name="T64">przekazać jako trzeci argument wywołania dla funkcji inicjującej </text:span><text:span text:style-name="T2">main()</text:span><text:span text:style-name="T64"> - (</text:span><text:span text:style-name="T2">char *envp[]</text:span><text:span text:style-name="T64"> lub </text:span><text:span text:style-name="T2">char **envp</text:span><text:span text:style-name="T64">). Funkcja inicjująca tworzy również zmienną zewnętrzną – </text:span><text:span text:style-name="T2">extern char **environ</text:span><text:span text:style-name="T64">, która wskazuje na to samo co </text:span><text:span text:style-name="T2">envp</text:span><text:span text:style-name="T64">. W rzeczywistości najłatwiej jest to wykonać poprzez zapis: </text:span><text:span text:style-name="T2">char *getenv(char *nazwa_zmiennej)</text:span><text:span text:style-name="T64">. </text:span></text:p>
      <text:p text:style-name="P52"/>
      <text:p text:style-name="P46">Polecenie: </text:p>
      <text:p text:style-name="P53">Przepisać program i uruchomić.</text:p>
      <text:p text:style-name="P53"/>
      <text:p text:style-name="P46">Kod źródłowy:</text:p>
      <text:p text:style-name="P81">#include &lt;stdio.h&gt;</text:p>
      <text:p text:style-name="P76"><text:span text:style-name="T67">int</text:span> main(<text:span text:style-name="T67">int</text:span> argc, <text:span text:style-name="T67">char</text:span> *argv[], <text:span text:style-name="T67">char</text:span> *envp[])</text:p>
      <text:p text:style-name="P76">{</text:p>
      <text:p text:style-name="P76"><text:s text:c="8"/><text:span text:style-name="T67">int</text:span> ii;</text:p>
      <text:p text:style-name="P76"><text:s text:c="8"/><text:span text:style-name="T69">for</text:span>(ii=<text:span text:style-name="T68">0</text:span>;envp[ii]!=(<text:span text:style-name="T67">char</text:span> *) <text:span text:style-name="T68">0</text:span>; ii++)</text:p>
      <text:p text:style-name="P76"><text:s text:c="8"/>{</text:p>
      <text:p text:style-name="P76"><text:s text:c="16"/>printf(<text:span text:style-name="T68">"</text:span><text:span text:style-name="T70">%s\n</text:span><text:span text:style-name="T68">"</text:span>,envp[ii]);</text:p>
      <text:p text:style-name="P76"><text:s text:c="8"/>}</text:p>
      <text:p text:style-name="P76"><text:s text:c="8"/><text:span text:style-name="T69">return</text:span> <text:span text:style-name="T68">0</text:span>;</text:p>
      <text:p text:style-name="P76">}</text:p>
      <text:p text:style-name="P76"/>
      <text:p text:style-name="P76"/>
      <text:p text:style-name="P76"/>
      <text:p text:style-name="P76"/>
      <text:p text:style-name="P46"><text:soft-page-break/>Działanie:</text:p>
      <text:p text:style-name="P53">83613@st11-lab312:~/PW$ gcc zad12.c -Wall -o zad12</text:p>
      <text:p text:style-name="P53">83613@st11-lab312:~/PW$ ./zad12</text:p>
      <text:p text:style-name="P53">BLABLA=ala ma kota</text:p>
      <text:p text:style-name="P53">SSH_AGENT_PID=2015</text:p>
      <text:p text:style-name="P53">GPG_AGENT_INFO=/tmp/keyring-QmGXRu/gpg:0:1</text:p>
      <text:p text:style-name="P53">TERM=xterm</text:p>
      <text:p text:style-name="P53">SHELL=/bin/bash</text:p>
      <text:p text:style-name="P53">XDG_SESSION_COOKIE=8fa0c0401580efd73b5be50c00000009-1508166288.278798-988285584</text:p>
      <text:p text:style-name="P53">DERBY_HOME=/usr/lib/jvm/java-8-oracle/db</text:p>
      <text:p text:style-name="P53">WINDOWID=56648468</text:p>
      <text:p text:style-name="P53">GNOME_KEYRING_CONTROL=/tmp/keyring-QmGXRu</text:p>
      <text:p text:style-name="P53">USER=83613</text:p>
      <text:p text:style-name="P53">LS_COLORS=rs=0:di=01;34:ln=01;36:mh=00:pi=40;33:so=01;35:do=01;35:bd=40;33;01:cd=40;33;01:or=40;31;01:su=37;41:sg=30;43:ca=30;41:tw=30;42:ow=34;42:st=37;44:ex=01;32:*.tar=01;31:*.tgz=01;31:*.arj=01;31:*.taz=01;31:*.lzh=01;31:*.lzma=01;31:*.tlz=01;31:*.txz=01;31:*.zip=01;31:*.z=01;31:*.Z=01;31:*.dz=01;31:*.gz=01;31:*.lz=01;31:*.xz=01;31:*.bz2=01;31:*.bz=01;31:*.tbz=01;31:*.tbz2=01;31:*.tz=01;31:*.deb=01;31:*.rpm=01;31:*.jar=01;31:*.war=01;31:*.ear=01;31:*.sar=01;31:*.rar=01;31:*.ace=01;31:*.zoo=01;31:*.cpio=01;31:*.7z=01;31:*.rz=01;31:*.jpg=01;35:*.jpeg=01;35:*.gif=01;35:*.bmp=01;35:*.pbm=01;35:*.pgm=01;35:*.ppm=01;35:*.tga=01;35:*.xbm=01;35:*.xpm=01;35:*.tif=01;35:*.tiff=01;35:*.png=01;35:*.svg=01;35:*.svgz=01;35:*.mng=01;35:*.pcx=01;35:*.mov=01;35:*.mpg=01;35:*.mpeg=01;35:*.m2v=01;35:*.mkv=01;35:*.webm=01;35:*.ogm=01;35:*.mp4=01;35:*.m4v=01;35:*.mp4v=01;35:*.vob=01;35:*.qt=01;35:*.nuv=01;35:*.wmv=01;35:*.asf=01;35:*.rm=01;35:*.rmvb=01;35:*.flc=01;35:*.avi=01;35:*.fli=01;35:*.flv=01;35:*.gl=01;35:*.dl=01;35:*.xcf=01;35:*.xwd=01;35:*.yuv=01;35:*.cgm=01;35:*.emf=01;35:*.axv=01;35:*.anx=01;35:*.ogv=01;35:*.ogx=01;35:*.aac=00;36:*.au=00;36:*.flac=00;36:*.mid=00;36:*.midi=00;36:*.mka=00;36:*.mp3=00;36:*.mpc=00;36:*.ogg=00;36:*.ra=00;36:*.wav=00;36:*.axa=00;36:*.oga=00;36:*.spx=00;36:*.xspf=00;36:</text:p>
      <text:p text:style-name="P53">XDG_SESSION_PATH=/org/freedesktop/DisplayManager/Session0</text:p>
      <text:p text:style-name="P53">XDG_SEAT_PATH=/org/freedesktop/DisplayManager/Seat0</text:p>
      <text:p text:style-name="P53">SSH_AUTH_SOCK=/tmp/keyring-QmGXRu/ssh</text:p>
      <text:p text:style-name="P53">SESSION_MANAGER=local/st11-lab312:@/tmp/.ICE-unix/1975,unix/st11-lab312:/tmp/.ICE-unix/1975</text:p>
      <text:p text:style-name="P53">DEFAULTS_PATH=/usr/share/gconf/ubuntu.default.path</text:p>
      <text:p text:style-name="P53">XDG_CONFIG_DIRS=/etc/xdg/xdg-ubuntu:/etc/xdg</text:p>
      <text:p text:style-name="P53">PATH=/usr/lib/lightdm/lightdm:/usr/local/sbin:/usr/local/bin:/usr/sbin:/usr/bin:/sbin:/bin:/usr/games:/usr/lib/jvm/java-8-oracle/bin:/usr/lib/jvm/java-8-oracle/db/bin:/usr/lib/jvm/java-8-oracle/jre/bin</text:p>
      <text:p text:style-name="P53">DESKTOP_SESSION=ubuntu</text:p>
      <text:p text:style-name="P53">PWD=/home/83613/PW</text:p>
      <text:p text:style-name="P53">JAVA_HOME=/usr/lib/jvm/java-8-oracle</text:p>
      <text:p text:style-name="P53">GNOME_KEYRING_PID=1964</text:p>
      <text:p text:style-name="P53">LANG=pl_PL.UTF-8</text:p>
      <text:p text:style-name="P53">MANDATORY_PATH=/usr/share/gconf/ubuntu.mandatory.path</text:p>
      <text:p text:style-name="P53">UBUNTU_MENUPROXY=libappmenu.so</text:p>
      <text:p text:style-name="P53">COMPIZ_CONFIG_PROFILE=ubuntu</text:p>
      <text:p text:style-name="P53">GDMSESSION=ubuntu</text:p>
      <text:p text:style-name="P53">SHLVL=1</text:p>
      <text:p text:style-name="P53">HOME=/home/83613</text:p>
      <text:p text:style-name="P53"><text:soft-page-break/>GNOME_DESKTOP_SESSION_ID=this-is-deprecated</text:p>
      <text:p text:style-name="P53">LOGNAME=83613</text:p>
      <text:p text:style-name="P53">XDG_DATA_DIRS=/usr/share/ubuntu:/usr/share/gnome:/usr/local/share/:/usr/share/</text:p>
      <text:p text:style-name="P53">DBUS_SESSION_BUS_ADDRESS=unix:abstract=/tmp/dbus-r2nyKMk9Lz,guid=40130031d84c5377b810152000000099</text:p>
      <text:p text:style-name="P53">J2SDKDIR=/usr/lib/jvm/java-8-oracle</text:p>
      <text:p text:style-name="P53">LESSOPEN=| /usr/bin/lesspipe %s</text:p>
      <text:p text:style-name="P53">DISPLAY=:0</text:p>
      <text:p text:style-name="P53">XDG_CURRENT_DESKTOP=Unity</text:p>
      <text:p text:style-name="P53">J2REDIR=/usr/lib/jvm/java-8-oracle/jre</text:p>
      <text:p text:style-name="P53">LESSCLOSE=/usr/bin/lesspipe %s %s</text:p>
      <text:p text:style-name="P53">COLORTERM=gnome-terminal</text:p>
      <text:p text:style-name="P53">XAUTHORITY=/home/83613/.Xauthority</text:p>
      <text:p text:style-name="P53">_=./zad12</text:p>
      <text:p text:style-name="P53">OLDPWD=/home/83613</text:p>
      <text:p text:style-name="P53"/>
      <text:p text:style-name="P46">Wniosek:</text:p>
      <text:p text:style-name="P53">Program zwrócił nam wszystkie zmienne środowiskowe, które określają między innymi kodowanie, język systemy czy identyfikator użytkownika. Zmienne zostały wypisanie dzięki użyciu tablicy <text:span text:style-name="T1">envp</text:span> <text:s text:c="9"/>i iteracji po jej wartościach. </text:p>
      <text:p text:style-name="P42"/>
      <text:p text:style-name="P23">Zadanie 13 i 14.</text:p>
      <text:p text:style-name="P47">Opis teoretyczny:</text:p>
      <text:p text:style-name="P26">PID to unikalny numer przydzielany przez system każdemu procesowi. Można go pobrać za pomocą funkcji: <text:span text:style-name="T1">getpid()</text:span>. Każdy proces posiada swój proces macierzysty, którego PID możemy pobrać za pomocą funkcji: <text:span text:style-name="T1">getppid()</text:span>. W celu pobrania identyfikatora użytkownika należy posłużyć się funkcją <text:span text:style-name="T1">getuid()</text:span>. W przypadku pobrania identyfikatora grupy należy posłużyć się funkcją <text:span text:style-name="T1">getgid()</text:span>. </text:p>
      <text:p text:style-name="P46">Polecenie:</text:p>
      <text:p text:style-name="P79"><text:span text:style-name="T33">Napisać program wypisujący identyfikator procesu oraz identyfikator procesu macierzystego.</text:span><text:span text:style-name="T56"><text:line-break/></text:span><text:span text:style-name="T33">Sprawdzić do czego służy funkcja </text:span><text:span text:style-name="Emphasis"><text:span text:style-name="T8">getpgrp()</text:span></text:span><text:span text:style-name="Emphasis"><text:span text:style-name="T35"> </text:span></text:span><text:span text:style-name="T33">i </text:span><text:span text:style-name="Emphasis"><text:span text:style-name="T8">setpgrp()</text:span></text:span><text:span text:style-name="T33">. </text:span><text:span text:style-name="T34">Napisać program (lub dopisać do poprzedniego) wyświetlający identyfikatory użytkownika i grupy. Sprawdzić do czego są funkcje </text:span><text:span text:style-name="Emphasis"><text:span text:style-name="T36">geteuid() </text:span></text:span><text:span text:style-name="T34">i </text:span><text:span text:style-name="Emphasis"><text:span text:style-name="T36">getegid().</text:span></text:span></text:p>
      <text:p text:style-name="P79"><text:span text:style-name="Emphasis"><text:span text:style-name="T36"/></text:span></text:p>
      <text:p text:style-name="P80"><text:span text:style-name="Emphasis"><text:span text:style-name="T31">Kod źródłowy:</text:span></text:span></text:p>
      <text:p text:style-name="P80"><text:span text:style-name="Emphasis"><text:span text:style-name="T42">#include &lt;stdio.h&gt;</text:span></text:span></text:p>
      <text:p text:style-name="P80"><text:span text:style-name="Emphasis"><text:span text:style-name="T42">#include &lt;unistd.h&gt;</text:span></text:span></text:p>
      <text:p text:style-name="P80"><text:span text:style-name="Emphasis"><text:span text:style-name="T43">int</text:span></text:span><text:span text:style-name="Emphasis"><text:span text:style-name="T39"> main(</text:span></text:span><text:span text:style-name="Emphasis"><text:span text:style-name="T43">void</text:span></text:span><text:span text:style-name="Emphasis"><text:span text:style-name="T39">)</text:span></text:span></text:p>
      <text:p text:style-name="P80"><text:span text:style-name="Emphasis"><text:span text:style-name="T39">{</text:span></text:span></text:p>
      <text:p text:style-name="P80"><text:span text:style-name="Emphasis"><text:span text:style-name="T39"><text:s text:c="8"/>printf(</text:span></text:span><text:span text:style-name="Emphasis"><text:span text:style-name="T44">"PID procesu:</text:span></text:span><text:span text:style-name="Emphasis"><text:span text:style-name="T39"> </text:span></text:span><text:span text:style-name="Emphasis"><text:span text:style-name="T45">%d\n</text:span></text:span><text:span text:style-name="Emphasis"><text:span text:style-name="T44">"</text:span></text:span><text:span text:style-name="Emphasis"><text:span text:style-name="T39">,getpid());</text:span></text:span></text:p>
      <text:p text:style-name="P80"><text:span text:style-name="Emphasis"><text:span text:style-name="T39"><text:s text:c="8"/>printf(</text:span></text:span><text:span text:style-name="Emphasis"><text:span text:style-name="T44">"PID procesu macierzystego:</text:span></text:span><text:span text:style-name="Emphasis"><text:span text:style-name="T39"> </text:span></text:span><text:span text:style-name="Emphasis"><text:span text:style-name="T45">%d\n</text:span></text:span><text:span text:style-name="Emphasis"><text:span text:style-name="T44">"</text:span></text:span><text:span text:style-name="Emphasis"><text:span text:style-name="T39">,getppid());</text:span></text:span></text:p>
      <text:p text:style-name="P80"><text:span text:style-name="Emphasis"><text:span text:style-name="T39"><text:s text:c="8"/>printf(</text:span></text:span><text:span text:style-name="Emphasis"><text:span text:style-name="T44">"PID grupy procesu wywolujacego:</text:span></text:span><text:span text:style-name="Emphasis"><text:span text:style-name="T39"> </text:span></text:span><text:span text:style-name="Emphasis"><text:span text:style-name="T45">%d\n</text:span></text:span><text:span text:style-name="Emphasis"><text:span text:style-name="T44">"</text:span></text:span><text:span text:style-name="Emphasis"><text:span text:style-name="T39">,getpgrp());</text:span></text:span></text:p>
      <text:p text:style-name="P80"><text:span text:style-name="Emphasis"><text:span text:style-name="T39"><text:s text:c="8"/>printf(</text:span></text:span><text:span text:style-name="Emphasis"><text:span text:style-name="T44">"Test setpgrp():</text:span></text:span><text:span text:style-name="Emphasis"><text:span text:style-name="T39"> </text:span></text:span><text:span text:style-name="Emphasis"><text:span text:style-name="T45">%d\n</text:span></text:span><text:span text:style-name="Emphasis"><text:span text:style-name="T44">"</text:span></text:span><text:span text:style-name="Emphasis"><text:span text:style-name="T39">,setpgrp());</text:span></text:span></text:p>
      <text:p text:style-name="P80"><text:span text:style-name="Emphasis"><text:span text:style-name="T39"><text:s text:c="8"/>printf(</text:span></text:span><text:span text:style-name="Emphasis"><text:span text:style-name="T44">"ID uzytkownika:</text:span></text:span><text:span text:style-name="Emphasis"><text:span text:style-name="T39"> </text:span></text:span><text:span text:style-name="Emphasis"><text:span text:style-name="T45">%d\n</text:span></text:span><text:span text:style-name="Emphasis"><text:span text:style-name="T44">"</text:span></text:span><text:span text:style-name="Emphasis"><text:span text:style-name="T39">, getuid());</text:span></text:span></text:p>
      <text:p text:style-name="P80"><text:span text:style-name="Emphasis"><text:span text:style-name="T39"><text:s text:c="8"/>printf(</text:span></text:span><text:span text:style-name="Emphasis"><text:span text:style-name="T44">"ID grupy: </text:span></text:span><text:span text:style-name="Emphasis"><text:span text:style-name="T45">%d\n</text:span></text:span><text:span text:style-name="Emphasis"><text:span text:style-name="T44">"</text:span></text:span><text:span text:style-name="Emphasis"><text:span text:style-name="T39">, getgid());</text:span></text:span></text:p>
      <text:p text:style-name="P80"><text:span text:style-name="Emphasis"><text:span text:style-name="T39"><text:s text:c="8"/>printf(</text:span></text:span><text:span text:style-name="Emphasis"><text:span text:style-name="T44">"ID uzytkownika (efektywny):</text:span></text:span><text:span text:style-name="Emphasis"><text:span text:style-name="T39"> </text:span></text:span><text:span text:style-name="Emphasis"><text:span text:style-name="T45">%d\n</text:span></text:span><text:span text:style-name="Emphasis"><text:span text:style-name="T44">"</text:span></text:span><text:span text:style-name="Emphasis"><text:span text:style-name="T39">,geteuid());</text:span></text:span></text:p>
      <text:p text:style-name="P80"><text:span text:style-name="Emphasis"><text:span text:style-name="T39"><text:s text:c="8"/>printf(</text:span></text:span><text:span text:style-name="Emphasis"><text:span text:style-name="T44">"ID grupy (efektywny): </text:span></text:span><text:span text:style-name="Emphasis"><text:span text:style-name="T45">%d\n</text:span></text:span><text:span text:style-name="Emphasis"><text:span text:style-name="T44">"</text:span></text:span><text:span text:style-name="Emphasis"><text:span text:style-name="T39">, getegid());</text:span></text:span></text:p>
      <text:p text:style-name="P80"><text:span text:style-name="Emphasis"><text:span text:style-name="T39"><text:s text:c="8"/></text:span></text:span><text:span text:style-name="Emphasis"><text:span text:style-name="T46">return</text:span></text:span><text:span text:style-name="Emphasis"><text:span text:style-name="T39"> </text:span></text:span><text:span text:style-name="Emphasis"><text:span text:style-name="T44">0</text:span></text:span><text:span text:style-name="Emphasis"><text:span text:style-name="T39">;</text:span></text:span></text:p>
      <text:p text:style-name="P80"><text:span text:style-name="Emphasis"><text:span text:style-name="T39">}</text:span></text:span></text:p>
      <text:p text:style-name="P48"><text:soft-page-break/>Działanie:</text:p>
      <text:p text:style-name="P54">83613@st11-lab312:~/PW$ gcc zad13.c -Wall -o zad13</text:p>
      <text:p text:style-name="P54">83613@st11-lab312:~/PW$ ./zad13</text:p>
      <text:p text:style-name="P54">PID procesu: 3088</text:p>
      <text:p text:style-name="P54">PID procesu macierzystego: 2965</text:p>
      <text:p text:style-name="P54">PID grupy procesu wywolujacego: 3088</text:p>
      <text:p text:style-name="P54">Test setpgrp(): 0</text:p>
      <text:p text:style-name="P54">ID uzytkownika: 57674684</text:p>
      <text:p text:style-name="P54">ID grupy: 57672193</text:p>
      <text:p text:style-name="P54">ID uzytkownika (efektywny): 57674684</text:p>
      <text:p text:style-name="P54">ID grupy (efektywny): 57672193</text:p>
      <text:p text:style-name="P54"/>
      <text:p text:style-name="P48">Odpowiedzi na pytania:</text:p>
      <text:list xml:id="list7448152628894658248" text:style-name="L8">
        <text:list-item>
          <text:p text:style-name="P55"><text:span text:style-name="T1">getpgrp()</text:span> - zwraca identyfikator grupy procesowej procesu wywołującego. <text:span text:style-name="T65">Wywołanie to jest równoważne dla uruchomienia funkcji </text:span><text:span text:style-name="T3">getpgid</text:span><text:span text:style-name="T65"> z argumentem 0.</text:span></text:p>
        </text:list-item>
        <text:list-item>
          <text:p text:style-name="P56"><text:span text:style-name="T1">setpgrp()</text:span> - ustawia ID grupy procesowej dla procesu wywołującego tylko w przypadku, gdy proces wywołujący nie jest liderem sesji. W przeciwnym razie (jeśli proces wywołujący jest liderem sesji) to funkcja zwraca wartość 0. Jej wywołanie jest równoważne z uruchomieniem funkcji s<text:span text:style-name="T1">etpgid(0,0)</text:span>.</text:p>
        </text:list-item>
        <text:list-item>
          <text:p text:style-name="P56"><text:span text:style-name="T1">geteuid()</text:span> - zwraca efektywny identyfikator użytkownika, który wywołuje proces. Funkcja zawsze działa poprawnie, nie występują błędy wywołania.</text:p>
        </text:list-item>
        <text:list-item>
          <text:p text:style-name="P56"><text:span text:style-name="T1">getegid()</text:span> - zwraca efektywny identyfikator grupy, która wywołuje proces. Funkcja zawsze działa poprawnie, nie występują błędy wywołania.</text:p>
          <text:p text:style-name="P56"/>
        </text:list-item>
      </text:list>
      <text:p text:style-name="P24">Zadanie 15. </text:p>
      <text:p text:style-name="P49">Opis teoretyczny:</text:p>
      <text:p text:style-name="P57">Każdy plik posiada wiele atrybutów. Do odczytania atrybutów pliku służą funkcję <text:span text:style-name="T1">stat</text:span> oraz <text:span text:style-name="T1">fstat</text:span>. Funkcję <text:span text:style-name="T1">stat </text:span>stosujemy w przypadku, gdy będziemy odczytywać atrybuty pliku poprzez podanie jego nazwy. Z kolei funkcja <text:span text:style-name="T1">fstat</text:span> służy dokładnie do tego samego, ale odczyt następuje po podaniu nie nazwy, lecz deskryptora pliku. </text:p>
      <text:p text:style-name="P57">Struktura <text:span text:style-name="T1">stat</text:span> przechowuje atrybuty opisujące każdy plik i katalog przechowywany w systemie <text:s text:c="15"/>tj np.: prawa dostępu do pliku, jego typ czy czas wprowadzenia ostatnich zmian. Dostęp do szerszego opisu tejże struktury oraz jej pól jest dostępny z poziomu wywołania polecenia: <text:span text:style-name="T1">man 2 stat</text:span>. </text:p>
      <text:p text:style-name="P50">Struktura:</text:p>
      <text:p text:style-name="P77">struct stat {</text:p>
      <text:p text:style-name="P77"><text:s text:c="4"/>ushort st_mode; /* typ pliku, prawa dostępu do pliku */</text:p>
      <text:p text:style-name="P77"><text:s text:c="4"/>ino_t st_ino; /* numer i-węzła */</text:p>
      <text:p text:style-name="P77"><text:s text:c="4"/>dev_t st_dev; <text:span text:style-name="T58">/* identyfikator urządzenia, na którym jest pozycja w katalogu*/</text:span></text:p>
      <text:p text:style-name="P77"><text:s text:c="4"/>short st_nlink; /*liczba dowiązań */</text:p>
      <text:p text:style-name="P77"><text:s text:c="4"/>ushort st_uid; /* identyfikator użytkownika */</text:p>
      <text:p text:style-name="P77"><text:s text:c="4"/>ushort st_gid; /* identyfikator grupy */</text:p>
      <text:p text:style-name="P77"><text:s text:c="4"/>dev_t st_rdev; <text:span text:style-name="T66">/*identyfikator urządzenia dla znakowych lub blokowych plików specjalnych */</text:span></text:p>
      <text:p text:style-name="P77"><text:s text:c="4"/>off_t st_size; /* rozmiar pliku w bajtach */</text:p>
      <text:p text:style-name="P77"><text:s text:c="4"/>time_t st_atime; /*czas ostatniego dostępu do pliku */</text:p>
      <text:p text:style-name="P77"><text:s text:c="4"/>time_t st_mtime; /*czas ostatniej modyfikacji pliku */</text:p>
      <text:p text:style-name="P77"><text:s text:c="4"/>tme_t st_ctime; /* czas ostatniej zmiany stanu pliku */</text:p>
      <text:p text:style-name="P77"><text:s text:c="4"/>long st_blksize; <text:span text:style-name="T57">/* optymalny rozmiar bloku dla operacji na plikach; tylko 4.3BSD */</text:span></text:p>
      <text:p text:style-name="P77"><text:s text:c="4"/>long st_block; /*bieżąca liczba przydzielonych bloków; tylko w 4.3 BSD */</text:p>
      <text:p text:style-name="P77">};</text:p>
      <text:p text:style-name="P78"><text:soft-page-break/><text:span text:style-name="Emphasis"><text:span text:style-name="T23">Polecenie:</text:span></text:span></text:p>
      <text:p text:style-name="P78"><text:span text:style-name="Emphasis"><text:span text:style-name="T17">Napisać program, który wyświetli wszystkie możliwe dane na temat pliku, którego nazwę przekażemy jako parametr. Sprawdzić, czy podana wyżej struktura odpowiada tej zwracanej w systemie Linux. Zmodyfikować program, by wyświetlał informacje na temat wszystkich plików podanych jako parametry. Należy odpowiednio sformatować odczytane dane.</text:span></text:span></text:p>
      <text:p text:style-name="P78"><text:span text:style-name="Emphasis"><text:span text:style-name="T23"/></text:span></text:p>
      <text:p text:style-name="P77"><text:span text:style-name="Emphasis"><text:span text:style-name="T22">Kod źródłowy:</text:span></text:span></text:p>
      <text:p text:style-name="P82">#include &lt;stdio.h&gt;</text:p>
      <text:p text:style-name="P82">#include &lt;time.h&gt;</text:p>
      <text:p text:style-name="P82">#include &lt;stdlib.h&gt;</text:p>
      <text:p text:style-name="P82">#include &lt;sys/types.h&gt;</text:p>
      <text:p text:style-name="P82">#include &lt;sys/stat.h&gt;</text:p>
      <text:p text:style-name="P77"><text:span text:style-name="T67">int</text:span> main(<text:span text:style-name="T67">int</text:span> argc, <text:span text:style-name="T67">char</text:span> * argv[])</text:p>
      <text:p text:style-name="P77">{</text:p>
      <text:p text:style-name="P77"><text:tab/><text:span text:style-name="T67">int</text:span> i=<text:span text:style-name="T68">0</text:span>;</text:p>
      <text:p text:style-name="P77"><text:tab/><text:span text:style-name="T67">struct</text:span> stat s;</text:p>
      <text:p text:style-name="P77"><text:tab/><text:span text:style-name="T69">for</text:span>(i=1;i&lt;argc;i++)</text:p>
      <text:p text:style-name="P77"><text:tab/>{</text:p>
      <text:p text:style-name="P77"><text:tab/><text:tab/><text:span text:style-name="T69">if</text:span>(stat(argv[i], &amp;s)==<text:span text:style-name="T68">-1</text:span>)</text:p>
      <text:p text:style-name="P77"><text:tab/><text:tab/>{</text:p>
      <text:p text:style-name="P77"><text:tab/><text:tab/><text:tab/>perror(<text:span text:style-name="T68">"Wystapil blad"</text:span>);</text:p>
      <text:p text:style-name="P77"><text:tab/><text:tab/><text:tab/><text:span text:style-name="T69">return</text:span> <text:span text:style-name="T68">0</text:span>;</text:p>
      <text:p text:style-name="P77"><text:tab/><text:tab/>}</text:p>
      <text:p text:style-name="P77"><text:tab/><text:tab/><text:span text:style-name="T69">else</text:span></text:p>
      <text:p text:style-name="P77"><text:tab/><text:tab/>{</text:p>
      <text:p text:style-name="P77"><text:tab/><text:tab/><text:tab/>printf(<text:span text:style-name="T68">"Ok! Nastepuje analiza pliku.</text:span><text:span text:style-name="T71">\n</text:span><text:span text:style-name="T68">"</text:span>);</text:p>
      <text:p text:style-name="P77"><text:tab/><text:tab/>}</text:p>
      <text:p text:style-name="P77"><text:tab/><text:tab/>printf(<text:span text:style-name="T68">"</text:span><text:span text:style-name="T71">\n</text:span><text:span text:style-name="T68">**** Plik: %s ***** </text:span><text:span text:style-name="T71">\n\n</text:span><text:span text:style-name="T68">"</text:span>,argv[i]);</text:p>
      <text:p text:style-name="P77"><text:tab/><text:tab/>printf(<text:span text:style-name="T68">"Typ pliku:"</text:span>);</text:p>
      <text:p text:style-name="P77"><text:tab/><text:tab/><text:span text:style-name="T69">if</text:span>((s.st_mode &amp; S_IFMT) == S_IFBLK)</text:p>
      <text:p text:style-name="P77"><text:tab/><text:tab/>{</text:p>
      <text:p text:style-name="P77"><text:tab/><text:tab/><text:tab/>printf(<text:span text:style-name="T68">"Urzadzenie blokowe</text:span><text:span text:style-name="T71">\n</text:span><text:span text:style-name="T68">"</text:span>);</text:p>
      <text:p text:style-name="P77"><text:tab/><text:tab/>}</text:p>
      <text:p text:style-name="P77"><text:tab/><text:tab/><text:span text:style-name="T69">if</text:span>((s.st_mode &amp; S_IFMT) == S_IFCHR)</text:p>
      <text:p text:style-name="P77"><text:tab/><text:tab/>{</text:p>
      <text:p text:style-name="P77"><text:tab/><text:tab/><text:tab/>printf(<text:span text:style-name="T68">"Urzadzenie znakowe</text:span><text:span text:style-name="T71">\n</text:span><text:span text:style-name="T68">"</text:span>);</text:p>
      <text:p text:style-name="P77"><text:tab/><text:tab/>}</text:p>
      <text:p text:style-name="P77"><text:tab/><text:tab/><text:span text:style-name="T69">if</text:span>((s.st_mode &amp; S_IFMT) == S_IFDIR)</text:p>
      <text:p text:style-name="P77"><text:tab/><text:tab/>{</text:p>
      <text:p text:style-name="P77"><text:tab/><text:tab/><text:tab/>printf(<text:span text:style-name="T68">"Katalog</text:span><text:span text:style-name="T71">\n</text:span><text:span text:style-name="T68">"</text:span>);</text:p>
      <text:p text:style-name="P77"><text:tab/><text:tab/>}</text:p>
      <text:p text:style-name="P77"><text:tab/><text:tab/><text:span text:style-name="T69">if</text:span>((s.st_mode &amp; S_IFMT) == S_IFIFO)</text:p>
      <text:p text:style-name="P77"><text:tab/><text:tab/>{</text:p>
      <text:p text:style-name="P77"><text:tab/><text:tab/><text:tab/>printf(<text:span text:style-name="T68">"Fifo</text:span><text:span text:style-name="T71">\n</text:span><text:span text:style-name="T68">")</text:span>;</text:p>
      <text:p text:style-name="P77"><text:tab/><text:tab/>}</text:p>
      <text:p text:style-name="P77"><text:tab/><text:tab/><text:span text:style-name="T69">if</text:span>((s.st_mode &amp; S_IFMT) == S_IFLNK)</text:p>
      <text:p text:style-name="P77"><text:tab/><text:tab/>{</text:p>
      <text:p text:style-name="P77"><text:tab/><text:tab/><text:tab/>printf(<text:span text:style-name="T68">"Link</text:span><text:span text:style-name="T71">\n</text:span><text:span text:style-name="T68">"</text:span>);</text:p>
      <text:p text:style-name="P77"><text:tab/><text:tab/>}</text:p>
      <text:p text:style-name="P77"><text:tab/><text:tab/><text:span text:style-name="T69">if</text:span>((s.st_mode &amp; S_IFMT) == S_IFREG)</text:p>
      <text:p text:style-name="P77"><text:tab/><text:tab/>{</text:p>
      <text:p text:style-name="P77"><text:tab/><text:tab/><text:tab/>printf(<text:span text:style-name="T68">"Plik regularny</text:span><text:span text:style-name="T71">\n</text:span><text:span text:style-name="T68">"</text:span>);</text:p>
      <text:p text:style-name="P77"><text:tab/><text:tab/>}</text:p>
      <text:p text:style-name="P78"><text:tab/><text:tab/></text:p>
      <text:p text:style-name="P78"><text:soft-page-break/><text:tab/><text:tab/><text:span text:style-name="T69">if</text:span>((s.st_mode &amp; S_IFMT) == S_IFSOCK)</text:p>
      <text:p text:style-name="P77"><text:tab/><text:tab/>{</text:p>
      <text:p text:style-name="P77"><text:tab/><text:tab/><text:tab/>printf(<text:span text:style-name="T68">"Gniazdo - socket</text:span><text:span text:style-name="T71">\n</text:span><text:span text:style-name="T68">"</text:span>);</text:p>
      <text:p text:style-name="P77"><text:tab/><text:tab/></text:p>
      <text:p text:style-name="P77"><text:tab/><text:tab/>}</text:p>
      <text:p text:style-name="P77"><text:tab/><text:tab/>printf(<text:span text:style-name="T68">"Dostep:\t"</text:span>);</text:p>
      <text:p text:style-name="P77"><text:tab/><text:tab/></text:p>
      <text:p text:style-name="P77"><text:tab/><text:tab/><text:span text:style-name="T69">if</text:span>(S_ISDIR(s.st_mode))</text:p>
      <text:p text:style-name="P77"><text:tab/><text:tab/>{</text:p>
      <text:p text:style-name="P77"><text:tab/><text:tab/><text:tab/>printf(<text:span text:style-name="T68">"d"</text:span>);</text:p>
      <text:p text:style-name="P77"><text:tab/><text:tab/>}</text:p>
      <text:p text:style-name="P77"><text:tab/><text:tab/><text:span text:style-name="T69">else</text:span> printf(<text:span text:style-name="T68">"-"</text:span>);</text:p>
      <text:p text:style-name="P77"><text:tab/><text:tab/><text:span text:style-name="T69">if</text:span>(s.st_mode &amp; S_IRUSR)</text:p>
      <text:p text:style-name="P77"><text:tab/><text:tab/>{</text:p>
      <text:p text:style-name="P77"><text:tab/><text:tab/><text:tab/>printf(<text:span text:style-name="T68">"r"</text:span>);</text:p>
      <text:p text:style-name="P77"><text:tab/><text:tab/>}</text:p>
      <text:p text:style-name="P77"><text:tab/><text:tab/><text:span text:style-name="T69">else </text:span>printf(<text:span text:style-name="T68">"-")</text:span>;</text:p>
      <text:p text:style-name="P77"><text:tab/><text:tab/><text:span text:style-name="T69">if</text:span>(s.st_mode &amp; S_IWUSR)</text:p>
      <text:p text:style-name="P77"><text:tab/><text:tab/>{</text:p>
      <text:p text:style-name="P77"><text:tab/><text:tab/><text:tab/>printf(<text:span text:style-name="T68">"w"</text:span>);</text:p>
      <text:p text:style-name="P77"><text:tab/><text:tab/>}</text:p>
      <text:p text:style-name="P77"><text:tab/><text:tab/><text:span text:style-name="T69">else</text:span> printf(<text:span text:style-name="T68">"-"</text:span>);</text:p>
      <text:p text:style-name="P77"/>
      <text:p text:style-name="P77"><text:tab/><text:tab/><text:span text:style-name="T69">if</text:span>(s.st_mode &amp; S_IXUSR)</text:p>
      <text:p text:style-name="P77"><text:tab/><text:tab/>{</text:p>
      <text:p text:style-name="P77"><text:tab/><text:tab/><text:tab/>printf(<text:span text:style-name="T68">"x"</text:span>);</text:p>
      <text:p text:style-name="P77"><text:tab/><text:tab/>}</text:p>
      <text:p text:style-name="P77"><text:tab/><text:tab/><text:span text:style-name="T69">else</text:span> printf(<text:span text:style-name="T68">"-"</text:span>);</text:p>
      <text:p text:style-name="P77"><text:tab/><text:tab/><text:span text:style-name="T69">if</text:span>(s.st_mode &amp; S_IRGRP)</text:p>
      <text:p text:style-name="P77"><text:tab/><text:tab/>{</text:p>
      <text:p text:style-name="P77"><text:tab/><text:tab/><text:tab/>printf(<text:span text:style-name="T68">"r"</text:span>);</text:p>
      <text:p text:style-name="P77"><text:tab/><text:tab/>}</text:p>
      <text:p text:style-name="P77"><text:tab/><text:tab/><text:span text:style-name="T69">else</text:span> printf(<text:span text:style-name="T68">"-"</text:span>);</text:p>
      <text:p text:style-name="P77"><text:tab/><text:tab/><text:span text:style-name="T69">if</text:span>(s.st_mode &amp; S_IWGRP)</text:p>
      <text:p text:style-name="P77"><text:tab/><text:tab/>{</text:p>
      <text:p text:style-name="P77"><text:tab/><text:tab/><text:tab/>printf(<text:span text:style-name="T68">"w"</text:span>);</text:p>
      <text:p text:style-name="P77"><text:tab/><text:tab/>}</text:p>
      <text:p text:style-name="P77"><text:tab/><text:tab/><text:span text:style-name="T69">else </text:span>printf(<text:span text:style-name="T68">"-"</text:span>);</text:p>
      <text:p text:style-name="P77"><text:tab/><text:tab/><text:span text:style-name="T69">if</text:span>(s.st_mode &amp; S_IXGRP)</text:p>
      <text:p text:style-name="P77"><text:tab/><text:tab/>{</text:p>
      <text:p text:style-name="P77"><text:tab/><text:tab/><text:tab/>printf(<text:span text:style-name="T68">"x"</text:span>);</text:p>
      <text:p text:style-name="P77"><text:tab/><text:tab/>}</text:p>
      <text:p text:style-name="P77"><text:tab/><text:tab/><text:span text:style-name="T69">else</text:span> printf(<text:span text:style-name="T68">"-"</text:span>);</text:p>
      <text:p text:style-name="P77"><text:tab/><text:tab/><text:span text:style-name="T69">if</text:span>(s.st_mode &amp; S_IROTH)</text:p>
      <text:p text:style-name="P77"><text:tab/><text:tab/>{</text:p>
      <text:p text:style-name="P77"><text:tab/><text:tab/><text:tab/>printf(<text:span text:style-name="T68">"r"</text:span>);</text:p>
      <text:p text:style-name="P77"><text:tab/><text:tab/>}</text:p>
      <text:p text:style-name="P77"><text:tab/><text:tab/><text:span text:style-name="T69">else</text:span> printf(<text:span text:style-name="T68">"-"</text:span>);</text:p>
      <text:p text:style-name="P77"><text:tab/><text:tab/><text:span text:style-name="T69">if</text:span>(s.st_mode &amp; S_IWOTH)</text:p>
      <text:p text:style-name="P77"><text:tab/><text:tab/>{</text:p>
      <text:p text:style-name="P77"><text:tab/><text:tab/><text:tab/>printf(<text:span text:style-name="T68">"w"</text:span>);</text:p>
      <text:p text:style-name="P77"><text:tab/><text:tab/>}</text:p>
      <text:p text:style-name="P77"><text:tab/><text:tab/><text:span text:style-name="T69">else</text:span> printf(<text:span text:style-name="T68">"-"</text:span>);</text:p>
      <text:p text:style-name="P78"><text:tab/><text:tab/></text:p>
      <text:p text:style-name="P78"/>
      <text:p text:style-name="P78"><text:soft-page-break/><text:tab/><text:tab/><text:span text:style-name="T69">if</text:span>(s.st_mode &amp; S_IXOTH)</text:p>
      <text:p text:style-name="P77"><text:tab/><text:tab/>{</text:p>
      <text:p text:style-name="P77"><text:tab/><text:tab/><text:tab/>printf(<text:span text:style-name="T68">"x"</text:span>);</text:p>
      <text:p text:style-name="P77"><text:tab/><text:tab/>}</text:p>
      <text:p text:style-name="P77"><text:tab/><text:tab/><text:span text:style-name="T69">else</text:span> printf(<text:span text:style-name="T68">"-"</text:span>);</text:p>
      <text:p text:style-name="P77"><text:tab/><text:tab/>printf(<text:span text:style-name="T68">"\nDostep:</text:span> <text:span text:style-name="T71">%o\n</text:span><text:span text:style-name="T68">"</text:span>,s.st_mode);</text:p>
      <text:p text:style-name="P77"><text:tab/><text:tab/>printf(<text:span text:style-name="T68">"Nr i-tego wezla:</text:span> <text:span text:style-name="T71">%ld\n</text:span><text:span text:style-name="T68">"</text:span>,(<text:span text:style-name="T67">unsigned long</text:span>)s.st_ino);</text:p>
      <text:p text:style-name="P77"><text:tab/><text:tab/>printf(<text:span text:style-name="T68">"Licznik odwolan:</text:span> <text:span text:style-name="T71">%ld\n</text:span><text:span text:style-name="T68">"</text:span>,(<text:span text:style-name="T67">unsigned long</text:span>)s.st_nlink);</text:p>
      <text:p text:style-name="P77"><text:tab/><text:tab/>printf(<text:span text:style-name="T68">"ID uzytkownika:</text:span> <text:span text:style-name="T71">%d\n</text:span><text:span text:style-name="T68">"</text:span>, s.st_uid);</text:p>
      <text:p text:style-name="P77"><text:tab/><text:tab/>printf(<text:span text:style-name="T68">"ID grupy:</text:span> <text:span text:style-name="T71">%d\n</text:span><text:span text:style-name="T68">"</text:span>,s.st_gid);</text:p>
      <text:p text:style-name="P77"><text:tab/><text:tab/>printf(<text:span text:style-name="T68">"Rozmiar bloku:</text:span> <text:span text:style-name="T71">%ld\n</text:span><text:span text:style-name="T68">"</text:span>, (<text:span text:style-name="T67">unsigned long</text:span>)s.st_blksize);</text:p>
      <text:p text:style-name="P77"><text:tab/><text:tab/>printf(<text:span text:style-name="T68">"Liczba przydzielonych blokow:</text:span> <text:span text:style-name="T71">%ld\n</text:span><text:span text:style-name="T68">"</text:span>,s.st_blocks);</text:p>
      <text:p text:style-name="P77"><text:tab/><text:tab/>printf(<text:span text:style-name="T68">"Rozmiar pliku:</text:span> <text:span text:style-name="T71">%ld\n</text:span><text:span text:style-name="T68">"</text:span>,s.st_size);</text:p>
      <text:p text:style-name="P77"><text:tab/><text:tab/>printf(<text:span text:style-name="T68">"Czas ostatniej zmiany stanu:</text:span> <text:span text:style-name="T71">%s</text:span><text:span text:style-name="T68">"</text:span>,ctime(&amp;s.st_ctime));</text:p>
      <text:p text:style-name="P77"><text:tab/><text:tab/>printf(<text:span text:style-name="T68">"Czas ostatniego dostepu:</text:span> <text:span text:style-name="T71">%s</text:span><text:span text:style-name="T68">"</text:span>, ctime(&amp;s.st_atime));</text:p>
      <text:p text:style-name="P77"><text:tab/><text:tab/>printf(<text:span text:style-name="T68">"Czas ostatniej modyfikacji:</text:span> <text:span text:style-name="T71">%s\n\n\n</text:span><text:span text:style-name="T68">"</text:span>, ctime(&amp;s.st_mtime));</text:p>
      <text:p text:style-name="P77"><text:tab/>}</text:p>
      <text:p text:style-name="P77"><text:tab/><text:span text:style-name="T69">return</text:span> 0;</text:p>
      <text:p text:style-name="P77">}</text:p>
      <text:p text:style-name="P77"/>
      <text:p text:style-name="P50">Działanie:</text:p>
      <text:p text:style-name="P58">83613@st11-lab312:~/PW$ gcc zad15.c -Wall -o zad15</text:p>
      <text:p text:style-name="P58">83613@st11-lab312:~/PW$ ./zad15 zad15.c</text:p>
      <text:p text:style-name="P58">Analiza pliku.</text:p>
      <text:p text:style-name="P58">**** Plik: zad15.c **** </text:p>
      <text:p text:style-name="P58">Typ pliku:Plik regularny</text:p>
      <text:p text:style-name="P58">Prawa dostepu:</text:p>
      <text:p text:style-name="P58">-rw-------</text:p>
      <text:p text:style-name="P58">Dostep - oct: 100600</text:p>
      <text:p text:style-name="P58">Nr i-tego wezla: 303895</text:p>
      <text:p text:style-name="P58">Licznik odwolan: 1</text:p>
      <text:p text:style-name="P58">ID uzytkownika: 57674684</text:p>
      <text:p text:style-name="P58">ID grupy: 57672193</text:p>
      <text:p text:style-name="P58">Rozmiar bloku: 16384</text:p>
      <text:p text:style-name="P58">Liczba przydzielonych blokow: 8</text:p>
      <text:p text:style-name="P58">Rozmiar pliku: 2245</text:p>
      <text:p text:style-name="P58">Czas ostatniej zmiany stanu: Mon Oct 16 17:48:56 2017</text:p>
      <text:p text:style-name="P58">Czas ostatniego dostepu: Mon Oct 16 17:48:56 2017</text:p>
      <text:p text:style-name="P58">Czas ostatniej modyfikacji: Mon Oct 16 17:48:56 2017</text:p>
      <text:p text:style-name="P58"/>
      <text:p text:style-name="P63">Wnioski.</text:p>
      <text:p text:style-name="P51"/>
      <text:p text:style-name="P59">Dzięki laboratorium mogłem przypomnieć sobie podstawowe komendy systemu Linux, które pomogą mi w codziennej pracy w tym systemie. Ponadto poznałem kilka nowych komend, które z pewnością ułatwią poruszanie się, tj np.: tworzenie linków symbolicznych do pliku. W ramach laboratorium zaznajomiłem się z obsługą listy zmiennych środowiskowych, ich definiowania oraz wywoływania. Ponadto poznałem szczegółowo budowę struktury stat, co umożliwiło mi napisanie programu pobierającego szczegółowe dane o plikach i katalogach. Na laboratorium nie napotkałem żadnych trudności. </text:p>
      <text:p text:style-name="P6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ucida Grande" svg:font-family="'Lucida Grande', Verdana, Lucida, Helvetica, Arial, sans-serif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Abyssinica SIL" svg:font-family="'Abyssinica SIL'" style:font-pitch="variable"/>
    <style:font-face style:name="Chandas" svg:font-family="Chandas" style:font-pitch="variable"/>
    <style:font-face style:name="Gargi" svg:font-family="Gargi" style:font-pitch="variable"/>
    <style:font-face style:name="Bitstream Charter" svg:font-family="'Bitstream Charter'" style:font-family-generic="roman" style:font-pitch="variable"/>
    <style:font-face style:name="Cambria Math" svg:font-family="'Cambria Math'" style:font-family-generic="roman" style:font-pitch="variable"/>
    <style:font-face style:name="Century Schoolbook L" svg:font-family="'Century Schoolbook L'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false" fo:line-height="100%" fo:orphans="0" fo:widows="0" fo:hyphenation-ladder-count="no-limit" style:vertical-align="baseline"/>
      <style:text-properties style:font-name="Times New Roman" fo:font-family="'Times New Roman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/>
    </style:style>
    <style:style style:name="Normalny" style:family="paragraph">
      <style:paragraph-properties fo:margin-top="0cm" fo:margin-bottom="0.353cm" loext:contextual-spacing="false" fo:line-height="115%" fo:hyphenation-ladder-count="no-limit"/>
      <style:text-properties style:font-name-asian="Times New Roman" style:font-family-asian="'Times New Roman'" style:font-family-generic-asian="roman" style:font-pitch-asian="variable" style:language-asian="pl" style:country-asian="PL" fo:hyphenate="false"/>
    </style:style>
    <style:style style:name="Akapit_20_z_20_listą" style:display-name="Akapit z listą" style:family="paragraph" style:parent-style-name="Normalny">
      <style:paragraph-properties fo:margin-left="1.27cm" fo:margin-right="0cm" fo:margin-top="0cm" fo:margin-bottom="0cm" loext:contextual-spacing="false" fo:line-height="100%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 style:font-name-complex="Times New Roman" style:font-family-complex="'Times New Roman'" style:font-family-generic-complex="roman" style:font-pitch-complex="variable" style:font-size-complex="12pt" fo:hyphenate="false"/>
    </style:style>
    <style:style style:name="Bez_20_odstępów" style:display-name="Bez odstępów" style:family="paragraph">
      <style:paragraph-properties fo:margin-top="0cm" fo:margin-bottom="0cm" loext:contextual-spacing="false" fo:line-height="100%" fo:hyphenation-ladder-count="no-limit"/>
      <style:text-properties style:font-name-asian="Times New Roman" style:font-family-asian="'Times New Roman'" style:font-family-generic-asian="roman" style:font-pitch-asian="variable" style:language-asian="pl" style:country-asian="PL" fo:hyphenate="false"/>
    </style:style>
    <style:style style:name="Tekst_20_przypisu_20_dolnego" style:display-name="Tekst przypisu dolnego" style:family="paragraph" style:parent-style-name="Normalny">
      <style:paragraph-properties fo:margin-top="0cm" fo:margin-bottom="0cm" loext:contextual-spacing="false" fo:line-height="100%" fo:hyphenation-ladder-count="no-limit"/>
      <style:text-properties fo:font-size="10pt" style:font-size-asian="10pt" style:font-size-complex="10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omyślna_20_czcionka_20_akapitu" style:display-name="Domyślna czcionka akapitu" style:family="text"/>
    <style:style style:name="Tekst_20_zastępczy" style:display-name="Tekst zastępczy" style:family="text" style:parent-style-name="Domyślna_20_czcionka_20_akapitu">
      <style:text-properties fo:color="#808080"/>
    </style:style>
    <style:style style:name="Tekst_20_przypisu_20_dolnego_20_Znak" style:display-name="Tekst przypisu dolnego Znak" style:family="text" style:parent-style-name="Domyślna_20_czcionka_20_akapitu">
      <style:text-properties fo:font-size="10pt" style:font-name-asian="Times New Roman" style:font-family-asian="'Times New Roman'" style:font-family-generic-asian="roman" style:font-pitch-asian="variable" style:font-size-asian="10pt" style:language-asian="pl" style:country-asian="PL" style:font-size-complex="10pt"/>
    </style:style>
    <style:style style:name="Odwołanie_20_przypisu_20_dolnego" style:display-name="Odwołanie przypisu dolnego" style:family="text" style:parent-style-name="Domyślna_20_czcionka_20_akapitu">
      <style:text-properties style:text-position="super 64%"/>
    </style:style>
    <style:style style:name="WW_5f_CharLFO1LVL1" style:display-name="WW_CharLFO1LVL1" style:family="text">
      <style:text-properties fo:font-size="12pt" style:font-size-asian="12pt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Odwołanie_20_przypisu_20_dolnego" text:citation-body-style-name="Odwołanie_20_przypisu_20_dolnego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Tomasz Odzimek</meta:initial-creator>
    <meta:creation-date>2017-10-16T17:53:00Z</meta:creation-date>
    <dc:date>2017-10-16T22:53:52.587929208</dc:date>
    <meta:print-date>2016-11-05T21:24:00Z</meta:print-date>
    <meta:editing-cycles>9</meta:editing-cycles>
    <meta:editing-duration>PT25M47S</meta:editing-duration>
    <meta:document-statistic meta:table-count="9" meta:image-count="0" meta:object-count="0" meta:page-count="14" meta:paragraph-count="571" meta:word-count="2279" meta:character-count="20053" meta:non-whitespace-character-count="17696"/>
    <meta:template xlink:type="simple" xlink:actuate="onRequest" xlink:title="" xlink:href="../../Pobrane/Sprawozdanie%20(1).odt/Normal.dotm"/>
  </office:meta>
</office:document-meta>
</file>